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4"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color="#0000ff"/>
    </style:style>
    <style:style style:name="P77"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9"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0"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2"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7" style:family="paragraph" style:parent-style-name="Text_20_body">
      <style:paragraph-properties fo:margin-left="0cm" fo:margin-right="0cm" fo:text-align="end" style:justify-single-word="false" fo:text-indent="0.499cm" style:auto-text-indent="false"/>
    </style:style>
    <style:style style:name="P88"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89"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0" style:family="paragraph" style:parent-style-name="Standard">
      <style:paragraph-properties fo:margin-left="0cm" fo:margin-right="0cm" fo:text-align="justify" style:justify-single-word="false" fo:text-indent="0.499cm" style:auto-text-indent="false"/>
    </style:style>
    <style:style style:name="P91" style:family="paragraph" style:parent-style-name="Standard">
      <style:paragraph-properties fo:margin-left="0cm" fo:margin-right="0cm" fo:text-align="justify" style:justify-single-word="false" fo:text-indent="0.499cm" style:auto-text-indent="false"/>
      <style:text-properties fo:language="ru" fo:country="RU"/>
    </style:style>
    <style:style style:name="P92"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4"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97"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5"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0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4"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5"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7"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1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1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0" style:family="paragraph" style:parent-style-name="Text_20_body">
      <style:text-properties fo:language="ru" fo:country="RU"/>
    </style:style>
    <style:style style:name="P121" style:family="paragraph" style:parent-style-name="Text_20_body">
      <style:text-properties fo:color="#800000"/>
    </style:style>
    <style:style style:name="P122" style:family="paragraph" style:parent-style-name="First_20_line_20_indent">
      <style:text-properties fo:language="ru" fo:country="RU"/>
    </style:style>
    <style:style style:name="P123" style:family="paragraph" style:parent-style-name="First_20_line_20_indent">
      <style:paragraph-properties fo:text-align="justify" style:justify-single-word="false"/>
      <style:text-properties fo:language="ru" fo:country="RU"/>
    </style:style>
    <style:style style:name="P124" style:family="paragraph" style:parent-style-name="First_20_line_20_indent">
      <style:text-properties fo:font-size="15pt" fo:language="ru" fo:country="RU" style:font-size-asian="15pt" style:font-size-complex="15pt"/>
    </style:style>
    <style:style style:name="P125" style:family="paragraph" style:parent-style-name="First_20_line_20_indent">
      <style:text-properties fo:font-size="12pt" fo:language="ru" fo:country="RU" style:font-size-asian="12pt" style:font-size-complex="12pt"/>
    </style:style>
    <style:style style:name="P126" style:family="paragraph" style:parent-style-name="First_20_line_20_indent">
      <style:paragraph-properties fo:text-align="justify" style:justify-single-word="false"/>
      <style:text-properties fo:language="en" fo:country="US"/>
    </style:style>
    <style:style style:name="P127" style:family="paragraph" style:parent-style-name="First_20_line_20_indent">
      <style:paragraph-properties fo:text-align="justify" style:justify-single-word="false"/>
    </style:style>
    <style:style style:name="P128" style:family="paragraph" style:parent-style-name="Text_20_body">
      <style:paragraph-properties fo:margin-left="0cm" fo:margin-right="0cm" fo:text-align="center" style:justify-single-word="false" fo:text-indent="0cm" style:auto-text-indent="false"/>
    </style:style>
    <style:style style:name="P12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1" style:family="paragraph" style:parent-style-name="Footnote">
      <style:paragraph-properties fo:margin-left="0cm" fo:margin-right="0cm" fo:text-indent="0cm" style:auto-text-indent="false"/>
      <style:text-properties fo:language="en" fo:country="US"/>
    </style:style>
    <style:style style:name="P132"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fo:background-color="transparent"/>
    </style:style>
    <style:style style:name="P133" style:family="paragraph" style:parent-style-name="Footnote">
      <style:text-properties fo:language="en" fo:country="US"/>
    </style:style>
    <style:style style:name="P134" style:family="paragraph" style:parent-style-name="Footnote">
      <style:text-properties fo:language="ru" fo:country="RU"/>
    </style:style>
    <style:style style:name="P135" style:family="paragraph" style:parent-style-name="Footnote">
      <style:text-properties style:use-window-font-color="true" fo:language="ru" fo:country="RU"/>
    </style:style>
    <style:style style:name="P136" style:family="paragraph" style:parent-style-name="Footnote">
      <style:text-properties fo:font-style="normal" style:font-style-asian="normal" style:font-style-complex="normal"/>
    </style:style>
    <style:style style:name="P137" style:family="paragraph" style:parent-style-name="Text_20_body">
      <style:paragraph-properties loext:contextual-spacing="false" fo:margin-top="0cm" fo:margin-bottom="0.212cm" fo:text-align="justify" style:justify-single-word="false"/>
      <style:text-properties fo:language="en" fo:country="US"/>
    </style:style>
    <style:style style:name="P138"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39" style:family="paragraph" style:parent-style-name="Heading_20_2">
      <style:text-properties fo:language="en" fo:country="US"/>
    </style:style>
    <style:style style:name="P140" style:family="paragraph" style:parent-style-name="Heading_20_2">
      <style:paragraph-properties fo:text-align="justify" style:justify-single-word="false"/>
    </style:style>
    <style:style style:name="P141" style:family="paragraph" style:parent-style-name="Heading_20_1">
      <style:paragraph-properties fo:margin-left="0cm" fo:margin-right="0cm" fo:text-align="center" style:justify-single-word="false" fo:text-indent="0.499cm" style:auto-text-indent="false"/>
    </style:style>
    <style:style style:name="P142" style:family="paragraph" style:parent-style-name="Heading_20_3">
      <style:text-properties fo:language="ru" fo:country="RU"/>
    </style:style>
    <style:style style:name="P143"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44" style:family="paragraph" style:parent-style-name="Text_20_body">
      <style:paragraph-properties fo:margin-left="0cm" fo:margin-right="0cm" fo:text-align="justify" style:justify-single-word="false" fo:text-indent="0.499cm" style:auto-text-indent="false"/>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ff6600"/>
    </style:style>
    <style:style style:name="T27" style:family="text">
      <style:text-properties fo:font-weight="bold" style:font-weight-asian="bold" style:font-weight-complex="bold"/>
    </style:style>
    <style:style style:name="T28" style:family="text">
      <style:text-properties fo:font-weight="bold" fo:background-color="transparent" style:font-weight-asian="bold" style:font-weight-complex="bold" loext:char-shading-value="0"/>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4" style:family="text">
      <style:text-properties style:use-window-font-color="true" fo:language="ru" fo:country="RU" fo:font-style="normal" fo:background-color="transparent" style:font-style-asian="normal" style:font-style-complex="normal" loext:char-shading-value="0"/>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font-weight="normal" style:font-style-asian="normal" style:font-weight-asian="normal" style:font-style-complex="normal" style:font-weight-complex="normal"/>
    </style:style>
    <style:style style:name="T42"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3" style:family="text">
      <style:text-properties style:use-window-font-color="true" fo:language="en" fo:country="US" fo:font-weight="normal" style:font-weight-asian="normal" style:font-weight-complex="normal"/>
    </style:style>
    <style:style style:name="T44" style:family="text">
      <style:text-properties style:use-window-font-color="true" fo:font-style="normal" style:font-style-asian="normal" style:font-style-complex="normal"/>
    </style:style>
    <style:style style:name="T45" style:family="text">
      <style:text-properties style:use-window-font-color="true" fo:font-style="normal" fo:font-weight="normal" style:font-style-asian="normal" style:font-weight-asian="normal" style:font-style-complex="normal" style:font-weight-complex="normal"/>
    </style:style>
    <style:style style:name="T46" style:family="text">
      <style:text-properties style:use-window-font-color="true" fo:font-style="italic" fo:font-weight="normal" style:font-style-asian="italic" style:font-weight-asian="normal" style:font-style-complex="italic" style:font-weight-complex="normal"/>
    </style:style>
    <style:style style:name="T47" style:family="text">
      <style:text-properties style:use-window-font-color="true" fo:background-color="transparent" loext:char-shading-value="0"/>
    </style:style>
    <style:style style:name="T48" style:family="text">
      <style:text-properties style:use-window-font-color="true" fo:language="uk" fo:country="UA" fo:font-style="normal" fo:font-weight="normal" style:font-style-asian="normal" style:font-weight-asian="normal" style:font-style-complex="normal" style:font-weight-complex="normal"/>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language="fr" fo:country="FR"/>
    </style:style>
    <style:style style:name="T52" style:family="text">
      <style:text-properties fo:color="#3333ff"/>
    </style:style>
    <style:style style:name="T53" style:family="text">
      <style:text-properties fo:color="#3333ff" fo:language="en" fo:country="US"/>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color="#0066ff"/>
    </style:style>
    <style:style style:name="T59" style:family="text">
      <style:text-properties fo:font-weight="normal" style:font-weight-asian="normal" style:font-weight-complex="normal"/>
    </style:style>
    <style:style style:name="T60" style:family="text">
      <style:text-properties fo:font-weight="normal" fo:background-color="transparent" style:font-weight-asian="normal" style:font-weight-complex="normal" loext:char-shading-value="0"/>
    </style:style>
    <style:style style:name="T61" style:family="text">
      <style:text-properties fo:color="#0066cc"/>
    </style:style>
    <style:style style:name="T62" style:family="text">
      <style:text-properties style:text-line-through-style="solid" fo:font-weight="bold" style:font-weight-asian="bold" style:font-weight-complex="bold"/>
    </style:style>
    <style:style style:name="T63" style:family="text">
      <style:text-properties fo:language="uk" fo:country="UA"/>
    </style:style>
    <style:style style:name="T64" style:family="text">
      <style:text-properties fo:language="uk" fo:country="UA" fo:font-style="italic" style:font-style-asian="italic" style:font-style-complex="italic"/>
    </style:style>
    <style:style style:name="T65" style:family="text">
      <style:text-properties fo:language="uk" fo:country="UA" fo:font-weight="bold" style:font-weight-asian="bold" style:font-weight-complex="bold"/>
    </style:style>
    <style:style style:name="T66" style:family="text">
      <style:text-properties fo:color="#ff0000"/>
    </style:style>
    <style:style style:name="T67" style:family="text">
      <style:text-properties style:text-underline-style="none"/>
    </style:style>
    <style:style style:name="T68" style:family="text">
      <style:text-properties style:text-rotation-angle="90" style:text-rotation-scale="line-height"/>
    </style:style>
    <style:style style:name="T69" style:family="text">
      <style:text-properties style:text-rotation-angle="270" style:text-rotation-scale="line-height"/>
    </style:style>
    <style:style style:name="T70" style:family="text">
      <style:text-properties style:text-position="sub 58%" style:font-size-asian="10.5pt"/>
    </style:style>
    <style:style style:name="T71" style:family="text">
      <style:text-properties style:font-name="Symbol" style:font-name-asian="Symbol" style:font-name-complex="Symbol"/>
    </style:style>
    <style:style style:name="T72" style:family="text">
      <style:text-properties style:font-name="Liberation Serif1" style:font-name-asian="Symbol" style:font-name-complex="Symbol"/>
    </style:style>
    <style:style style:name="T73" style:family="text">
      <style:text-properties style:font-name="Courier New CYR"/>
    </style:style>
    <style:style style:name="T74" style:family="text">
      <style:text-properties style:font-name="Courier New CYR" fo:language="en" fo:country="US"/>
    </style:style>
    <style:style style:name="T75" style:family="text">
      <style:text-properties fo:color="#6666ff"/>
    </style:style>
    <style:style style:name="T76" style:family="text">
      <style:text-properties fo:font-size="14pt" fo:language="en" fo:country="US" fo:font-weight="bold" style:font-size-asian="14pt" style:font-weight-asian="bold" style:font-size-complex="14pt" style:font-weight-complex="bold"/>
    </style:style>
    <style:style style:name="T77" style:family="text">
      <style:text-properties fo:font-size="14pt" fo:font-weight="bold" style:font-size-asian="14pt" style:font-weight-asian="bold" style:font-size-complex="14pt" style:font-weight-complex="bold"/>
    </style:style>
    <style:style style:name="T78" style:family="text">
      <style:text-properties fo:font-size="9pt" style:font-size-asian="9pt" style:font-size-complex="9pt"/>
    </style:style>
    <style:style style:name="T79"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1" text:outline-level="1">Последний фанфик</text:h>
      <text:p text:style-name="P53"/>
      <text:h text:style-name="P139"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9">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33">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3">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2"><text:span text:style-name="T11">RnD-</text:span><text:span text:style-name="T1">зона</text:span><text:span text:style-name="T1"><text:note text:id="ftn3" text:note-class="footnote"><text:note-citation>3</text:note-citation><text:note-body><text:p text:style-name="P133">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75"><text:span text:style-name="T11">– Нэш, к</text:span>ак называется наш проект?</text:p>
      <text:p text:style-name="P73"><text:span text:style-name="T8">– </text:span><text:span text:style-name="T59">Дайсон.</text:span></text:p>
      <text:p text:style-name="P73"><text:span text:style-name="T8">– </text:span><text:span text:style-name="T59">Сколько тебе лет?</text:span></text:p>
      <text:p text:style-name="P73"><text:span text:style-name="T8">– </text:span><text:span text:style-name="T59">Два года с начала запуска кластера.</text:span></text:p>
      <text:p text:style-name="P73"><text:span text:style-name="T8">– </text:span><text:span text:style-name="T59">Какой сейчас год?</text:span></text:p>
      <text:p text:style-name="P73"><text:span text:style-name="T8">– </text:span><text:span text:style-name="T21">20</text:span><text:span text:style-name="T20">18</text:span><text:span text:style-name="T59">-й.</text:span></text:p>
      <text:p text:style-name="P23"/>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75"><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4">«Выживание корпорации в условиях жёсткой конкуренции с ограниченными ресурсами. Случай 16».</text:p>
      <text:p text:style-name="P84"><text:soft-page-break/>…</text:p>
      <text:p text:style-name="P84">…</text:p>
      <text:p text:style-name="P84">…</text:p>
      <text:p text:style-name="P84">Решение.</text:p>
      <text:p text:style-name="P84">…</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ексус выплюнул на консоль длинную распечатку букв и служебных символов, среди которых бросилась в глаза строка “<text:span text:style-name="T27">incompartible interface Analytics v.0.93 beta</text:span>”</text:p>
      <text:p text:style-name="P32">Ага, уже теплее.</text:p>
      <text:p text:style-name="P32"/>
      <text:p text:style-name="P73"><text:span text:style-name="T8">– Нэш</text:span><text:span text:style-name="T59">,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4">Бип-бип-бип.</text:p>
      <text:p text:style-name="P104"><text:soft-page-break/></text:p>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28">***</text:p>
      <text:p text:style-name="P128"/>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3">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4">34-хэтажного</text:span> корпуса <text:span text:style-name="T24">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0">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4"><text:span text:style-name="T1">Блядь</text:span>, что за мысли пошли!</text:p>
      <text:p text:style-name="P1">Я вспомнил<text:span text:style-name="T29"> </text:span><text:span text:style-name="T30">Юджина</text:span><text:span text:style-name="T1">,</text:span> <text:span text:style-name="T19">месяц</text:span> назад прыгнувшего с крыши <text:span text:style-name="T1">своей</text:span> <text:span text:style-name="T1">высотки</text:span>.</text:p>
      <text:p text:style-name="P74">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0">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2">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9">А у нас получается… </text:span><text:span text:style-name="T2">–</text:span><text:span text:style-name="T4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3">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4">Тридцать четвёртый</text:span> этаж! Пиздец <text:span text:style-name="T1">—</text:span> успел подумать я, <text:span text:style-name="T1">прежде чем </text:span>сознание выключилось.</text:p>
      <text:p text:style-name="P1"/>
      <text:h text:style-name="P139" text:outline-level="2">2. Пробуждение</text:h>
      <text:p text:style-name="P30"/>
      <text:p text:style-name="P1"><text:span text:style-name="T34">Сознание рестартовало после того, как я гребанулся </text:span><text:span text:style-name="T49">затылком и плечами об каменный пол. </text:span><text:span text:style-name="T2">Кажись, ты жив, Анон! Непонятно, правда, хорошо это, или так себе?</text:span></text:p>
      <text:p text:style-name="P1"><text:span text:style-name="T2">Я о</text:span><text:span text:style-name="T49">ткрыл глаза, тщётно пытаясь вдохнуть. Образ, </text:span><text:span text:style-name="T2">который я </text:span><text:span text:style-name="T49">пару мгновений назад </text:span><text:span text:style-name="T2">видел на фоне </text:span><text:span text:style-name="T49">звёзд, теперь сфокусировался прямо у моего носа. Точёная головка с резко очерчеными скулами в </text:span><text:soft-page-break/><text:span text:style-name="T49">ореоле живого переливающегося сияния, огромные глаза на треть морды, ажурные настороженные ушки, нежный розов</text:span><text:span text:style-name="T2">атый</text:span><text:span text:style-name="T49"> нос, венчающая голову </text:span><text:span text:style-name="T2">высокая тиара</text:span><text:span text:style-name="T49">.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2">Единорог поднял голову и оглянулся куда-то назад.</text:p>
      <text:p text:style-name="P32"><text:span text:style-name="T11">–</text:span> Она очнулась. Хвала небу, нам это удало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 да и не должно быть —это же не ЛСД какой-нибудь</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глупость,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0">…</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тут был красивый высокий зал с колоннами. Теперь же это место было руинами в крайне жалком состоянии. Каменная кладка проглядывала сквозь обвалившуюся штукатурку. Паутина све<text:span text:style-name="T1">силась</text:span> с факела, забытого кем-то в стене <text:span text:style-name="T1">со времён царя Гороха</text:span>. Древесные лианы проникли в зал через огромные стрельчатые окна <text:span text:style-name="T1">без стёкол</text:span>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p>
      <text:p text:style-name="P15">Короче, тот ещё бомжатник.</text:p>
      <text:p text:style-name="P15"><text:soft-page-break/>Воздух вокруг меня был буквально наэлектризован некой силой. Чувствовалось напряжение огромных масштабов, как если бы <text:span text:style-name="T1">ты </text:span>стоял внутри трансформаторной будки.</text:p>
      <text:p text:style-name="P1"><text:span text:style-name="T1">–</text:span> Так это и есть наш П<text:span text:style-name="T39">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text:span text:style-name="T1">ы.</text:span> <text:span text:style-name="T1">Н</text:span>е. <text:span text:style-name="T1">Н</text:span>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oft-page-break/><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звяканьем подёргиватьс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крылась в коридоре,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9">верх</text:span>…</text:p>
      <text:p text:style-name="P3"><text:soft-page-break/>–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 </text:span><text:span text:style-name="T1">Сахарная Ватка</text:span><text:span text:style-name="T5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4">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коридора,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text:soft-page-break/>–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9">докрасна</text:span> стен и пола пещеру с оплавленными остатками лат в боковых нишах. Кучи пепла лежали впереди и позади нас, обозначая контуры сгоревшей биомассы.</text:p>
      <text:p text:style-name="P3">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9">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text:soft-page-break/>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4">Спи, Сестра моя родная,<text:line-break/>Спи. Усни.<text:line-break/>Крыльями тебя укрою,<text:line-break/>Спи. Усни.</text:p><text:p text:style-name="P134"><text:tab/>В чаще тёмной волки воют,<text:line-break/>Спи. Усни.</text:p><text:p text:style-name="P134"><text:tab/>В мрачном замке духи ноют,<text:line-break/>Спи. Усни.</text:p><text:p text:style-name="P134"><text:tab/>Сказки вечность нам читает,<text:line-break/>Спи. Усни.<text:line-break/>День осенний угасает,<text:line-break/>Спи. Усни.<text:line-break/>Помни только в сне глубоком,</text:p><text:p text:style-name="P134"><text:tab/>В сне прекрасном и далёком,<text:line-break/>Если слышишь зов Сестры —<text:line-break/>Сон закончился, проснись!<text:line-break/></text:p><text:p text:style-name="P134">(услышано во сне)</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text:soft-page-break/>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о сползшее крыло Селестии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окружило замок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text:soft-page-break/>–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9">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text:soft-page-break/>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9">,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39" text:outline-level="2">3. Норф</text:h>
      <text:p text:style-name="P76"/>
      <text:p text:style-name="P21">Глава IV. Пределы магии</text:p>
      <text:p text:style-name="P18"/>
      <text:p text:style-name="P21">Вашему покорному слуге известны четыре предела магии: </text:p>
      <text:list xml:id="list8615763880910749585" text:style-name="L1">
        <text:list-item>
          <text:p text:style-name="P14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3">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3">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3">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1"><text:s/>Сколько страниц сегодня нахреначили?</text:p><text:p text:style-name="P133">– <text:span text:style-name="T1">Восемь, учитель!</text:span></text:p><text:p text:style-name="P133">–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4">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4">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4">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4"> </text:span>гор.</text:p>
      <text:p text:style-name="P74">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4">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text:soft-page-break/>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4">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Хотя эти мечты хотя бы позволяют забыть сосущее чувство валиумного голодания.</text:p>
      <text:p text:style-name="P74">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4">Так, что тут у нас?</text:p>
      <text:p text:style-name="P74"/>
      <text:p text:style-name="P74">“<text:span text:style-name="T27">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7">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7">В Додж-Сити продолжаются исчезновения пони. Шериф подал в отставку…</text:span>”. “<text:span text:style-name="T27">Чужестранец-человек осваивается в Кантерлоте. Атмосфера столицы благотворно влияет на агрессивный нрав королевского гостя…</text:span>”</text:p>
      <text:p text:style-name="P74"/>
      <text:p text:style-name="P74">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4">Я потянулся. Хватит на сегодня чтения. Настало время ежедневной прогулки по городу. Тем более, что у меня есть деньги.</text:p>
      <text:p text:style-name="P74">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4">Так что даже на ремонт одежды и покупку необходимых в повседневной жизни мелочей у меня финансов не было. До недавнего времени.</text:p>
      <text:p text:style-name="P74">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4">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4"><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text:soft-page-break/>Но, блин, корявые пальцы внесли свою коррективу в шопинг-план!</text:p>
      <text:p text:style-name="P74"><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9">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9">платформы </text:span>повышенн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9">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9">платформ </text:span><text:span text:style-name="T30">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9"> И никто ж не догадывался, что она </text:span><text:span text:style-name="T30">сделана по королевскому заказу</text:span><text:span text:style-name="T29">! Её </text:span><text:span text:style-name="T30">Солнечное </text:span><text:span text:style-name="T29"><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text:soft-page-break/>–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66">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9">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6"/>
      <text:p text:style-name="P34"><text:soft-page-break/>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определённую книгу и извлекла из открывшегося тайника окаменевший от старости круассан.</text:span></text:p>
      <text:p text:style-name="P35">– Хмм, печально, он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oft-page-break/><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е надо…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8"><text:span text:style-name="T11">Аликорница уселась н</text:span>а пол <text:span text:style-name="T11">и прижала копыто к груди.</text:span></text:p>
      <text:p text:style-name="P36">–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pan text:style-name="T11">– </text:span>Вот, читай отсюда. <text:span text:style-name="T11">– а</text:span>ликорница подчеркнула абзац копытом.</text:p>
      <text:p text:style-name="P48"/>
      <text:p text:style-name="P49">***</text:p>
      <text:p text:style-name="P49"/>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text:soft-page-break/>Но призвать Проводника нелегко, а убедить помочь — ещё сложнее, ибо сам по себе Проводник равнодушен, безлик и холоден.</text:p>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Ээээ… ммм… А вы пробовали обратиться к врачу? – начал я как можно мягче.</text:p>
      <text:p text:style-name="P36">БАЦ!!!</text:p>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36">Потом она обратилась ко мне.</text:p>
      <text:p text:style-name="P36">–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oft-page-break/><text:span text:style-name="T1">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6">–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8">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Селестия успокоилась и смущённо потёрлась носом мне о плечо.</text:p>
      <text:p text:style-name="P48">– <text:s/>И я не читала твои мысли, Анонимус. У тебя на лице и так всё написано — ты не умеешь скрывать эмоции.</text:p>
      <text:p text:style-name="P48"><text:soft-page-break/>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text:span text:style-name="T1">Дискордовы</text:span> яйца! Они нашли меня!</text:p>
      <text:p text:style-name="P36">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text:s/>Ты! Чего! Делаешь! Твоё, <text:span text:style-name="T1">блин,</text:span> высочество!!! – <text:s/>я едва уберёг <text:span text:style-name="T1">своё </text:span>естество от острого рога.</text:p>
      <text:p text:style-name="P36">Селестия подняла на меня глаз. <text:span text:style-name="T63">Прижав </text:span>уши к голове, <text:span text:style-name="T63">она дала</text:span> задний ход <text:span text:style-name="T63">и </text:span>выкарабкалась обратно. Окинув библиотеку отчаянным взглядом, <text:span text:style-name="T63">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text:span text:style-name="T1">Я</text:span> помогу! – <text:s/>Селестия изогнула шею и стала зубами сжимать защёлку.</text:p>
      <text:p text:style-name="P36">ШЛОП!</text:p>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В наступившей тишине аликорница прошептала мне убито:</text:p>
      <text:p text:style-name="P36">– <text:s/><text:span text:style-name="T1">Что-то мне не хочется оборачиваться.</text:span></text:p>
      <text:p text:style-name="P48">– <text:s/>А придётся. Кстати, крылья можешь опустить. Всё равно видна табуретка и мои ноги.</text:p>
      <text:p text:style-name="P48">Селестия со вздохом закрыла глаза и медленно обернулась к толпе.</text:p>
      <text:p text:style-name="P48">– Добрый вечер, мои дорогие.</text:p>
      <text:p text:style-name="P3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8"/>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text:soft-page-break/>–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Селестия открыла глаза и нехотя оторвала голову от моего плеча.</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Я с сомнением почесал в затылке. Как-то оно нехорошо звучит. А если она зацепит что-нибудь важное при стирании?</text:p>
      <text:p text:style-name="P48">–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Я вздохнул. Чего не сделаешь ради этой дурашлив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Аликорница воззрилась на меня с нечитаемым выражением на морде.</text:p>
      <text:p text:style-name="P48"><text:soft-page-break/>– Я слишком многого прошу? – вздохнул я. – Ладно, не важно. Тогда, пожалуйста, будь поосторожнее. Не думаю, что я тебе понравлюсь в качестве овоща.</text:p>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Селестия подняла голову и я увидел, что у неё текут слёзы из глаз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8">–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Моей?!! Э-э-э, позвольте…</text:p>
      <text:p text:style-name="P48">…</text:p>
      <text:p text:style-name="P48">Я открыла глаза.</text:p>
      <text:p text:style-name="P48">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8">Странно, почему я не ощущаю его? Неважно!</text:p>
      <text:p text:style-name="P48">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8">Я закрыла глаза.</text:p>
      <text:p text:style-name="P48">…</text:p>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text:soft-page-break/>– Как ты себя чувствуешь?</text:p>
      <text:p text:style-name="P48">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8">– Я старалась провести всё как можно быстрее. С тобой всё в порядке? – в голосе Селестии появились нотки паники.</text:p>
      <text:p text:style-name="P48">Я <text:s/>не глядя успокаивающе похлопал аликорницу по шее.</text:p>
      <text:p text:style-name="P48">–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0">сли бы я вспомнила вовремя, я бы предупредила тебя, чтобы ты смог сконцентрироваться.</text:span></text:p>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text:p>
      <text:p text:style-name="P48">Я помотал головой, вытряхивая остатки сонливости. Ну что же, Анон, не будем останавливаться на полпути? Наш девиз — «Слабоумие и отвага»!</text:p>
      <text:p text:style-name="P48">– Надо повторить.</text:p>
      <text:p text:style-name="P48">– Что?</text:p>
      <text:p text:style-name="P48">– Надо повторить урок. Я почти усвоил технику.</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text:p>
      <text:p text:style-name="P4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8">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8">Тумбочка.</text:span> Листок… <text:span text:style-name="T78">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79">Всё </text:span><text:soft-page-break/><text:span text:style-name="T79">пошло не так. Не могу уловить точку концентрации. Сила приложена к чему-то большему, чем лист бумаги. К чему-то неизмеримо большему. </text:span><text:span text:style-name="T78">Да хер с ней, с бумажкой! Тумбочка! Поднимаю! Блин, она реально тяжёлая! Но у </text:span><text:span text:style-name="T78">меня получается, я чувствую это! Она поддаётся! Й-о-о!!! Вот это силища! Ура! </text:span><text:span text:style-name="T79">Сила уходит бесконтрольно. Нужно прервать урок. Нет! Нет! О-О-О-О-О, НЕ-Е-Е-Е-Е-Т!!!</text:span></text:p>
      <text:p text:style-name="P48">…</text:p>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8">Я бросился к постели и стал что есть силы тормошить бесчувственную аликорницу.</text:p>
      <text:p text:style-name="P48">– Вставай! Эй, вставай, твоё высочество! Беда! Там сейчас<text:span text:style-name="T11"> л</text:span>уна в солнце врежется!</text:p>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Проклятье! Эту кобылу можно разбудить только ведром воды!</text:p>
      <text:p text:style-name="P48">Вода! Я бросил взгляд на тумбочку. Нет, стакан пуст.</text:p>
      <text:p text:style-name="P72">Ох, нет! Нет-нет-нет!!!</text:p>
      <text:p text:style-name="P72">Мой взгляд был прикован к дверце тумбочки с изображением луны, а душу леденил ужас осознания.</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48">Я бросился к окну, намереваясь позвать кого-нибудь на помощь. И замер с отвалившейся челюстью.</text:p>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С-Е-Л-Е-С-Т-И-Я … — … П-И-З-…» </text:p>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Белоснежная аликорница чуть шевельнула крыльями и натянула одеяло на голову.</text:p>
      <text:p text:style-name="P48"><text:soft-page-break/>– Уйдите все… – пробормотала Селестия сквозь одеяло. – Я умираю.</text:p>
      <text:p text:style-name="P48">«-ДА» — мельком прочитал я окончание текста, появившееся на спутнике.</text:p>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Ну охренеть! Я же ещё и виноват!</text:p>
      <text:p text:style-name="P48"/>
      <text:h text:style-name="P139"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text:soft-page-break/><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Под лавкой началась <text:s/>возня и сопение, потом наружу вылез жеребёнок-единорог насыщенного синего цвета.</text:p>
      <text:p text:style-name="P48">– А я тебя вовсе и не боюсь. Вот ещё! Я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еня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Эээ, гм-м…</text:p>
      <text:p text:style-name="P48">Я повернулся обратно.</text:p>
      <text:p text:style-name="P48">– Чт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е играть не с кем.</text:p>
      <text:p text:style-name="P48">– При случае спрошу. Если встречу.</text:p>
      <text:p text:style-name="P48">Малютка шмыгнула.</text:p>
      <text:p text:style-name="P48">– Встретишь, канешн! Скажи ей, что у меня сегодня день рождения, и я здоровски обиделась, когда Шейла на него не пришла!</text:p>
      <text:p text:style-name="P48"><text:s/>Такая уверенность кобыл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Та-а-ак!</text:p>
      <text:p text:style-name="P48">– Кто это «все»?</text:p>
      <text:p text:style-name="P48">– Ну, прислуга, стража, мой па…</text:p>
      <text:p text:style-name="P48">Ох! Во что же это такое ты вляпался, Анон? За кого они тебя, чёрт побери, принимают?</text:p>
      <text:p text:style-name="P48"><text:soft-page-break/>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48">–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s/>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8">У меня в памяти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а, знаю его! Мы с Шейлой ходили к нему играть, пока она не пропала. У Норфа здоровски интересно!</text:p>
      <text:p text:style-name="P48">Индиго открыла коробочку. Внутри на подстилке из тырсы лежала крохотная модель колесницы в мельчайших подробностях.</text:p>
      <text:p text:style-name="P48">– Ух ты! – благоговейно прошептала Индиго. – Королева Лорен! Я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8">Я остался сидеть в полнейшем замешательстве.</text:p>
      <text:p text:style-name="P48"/>
      <text:p text:style-name="P49">***</text:p>
      <text:p text:style-name="P48"/>
      <text:p text:style-name="P58"><text:soft-page-break/>…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8">Я с подозрением посмотрел на Селестию. Где-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Я подёргал замок на накрупнике. Таки не врёт.</text:p>
      <text:p text:style-name="P48">– Убедился? Вообще-то, такое недоверие меня оскорбляет. Ни один пони так бы себя не вёл со мной. – Селестия улеглась возле кресла и надулась.</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И прекрати, наконец,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8">– Окей, как хочешь. Никаких больше высочеств.</text:p>
      <text:p text:style-name="P48">–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Аликорница, широко раскрыв глаза, медленно тянула ко мне морду. Наконец, когда наши носы почти соприкоснулись, она не выдержала.</text:p>
      <text:p text:style-name="P48"><text:soft-page-break/>– А-ха-ха-ха-ха-ха-ха!!! О-у-у-у-у-у-ха-ха-ха! И-и-и-и-ха-ха-ха! – Селестия перевернулась на спину и дёргала от смеха копытами.</text:p>
      <text:p text:style-name="P48">– <text:s/>Очень смешно! Ей говорят, что она подозревается в сексуальных извращениях, а она регочет! Мне-то пофиг, а тебе ещё править придётся!</text:p>
      <text:p text:style-name="P48">– <text:s/>И-и-изви-ни-и-и, Анон, не-мо-гу-у-у-у… Ох! Давненько я так не смеялась! Лет двести — так точно!</text:p>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8">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ответил я. – В моём мире они также известны. Правда, как несуществующий, сказочный вид.</text:p>
      <text:p text:style-name="P48">–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text:soft-page-break/>единорогов увеличивала эффект труда земнопони и пегасов в разы. Экономика росла, страна стала могущественной и процветающей.</text:p>
      <text:p text:style-name="P48">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8"/>
      <text:p text:style-name="P48">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text:soft-page-break/></text:p>
      <text:p text:style-name="P48">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ильно отличается от моей шерсти — настолько ты бледный. Как ты себя чувствуешь?</text:p>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text:soft-page-break/>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Охренеть! Как новенький! Да что там <text:span text:style-name="T1">— я и есть новенький! Крутотень!</text:span></text:p>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Хм. Совпадение? Нет, врядли, мою попытку она видеть не могла, у неё глаз на затылке нет.</text:p>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Ах ты ж!!!</text:p>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И очень скоро начала вычерчиваться проблема.</text:p>
      <text:p text:style-name="P48">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text:soft-page-break/>Луна? Вот уж с кем бы я хотел встречаться меньше всего!</text:p>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Я, разумеется, сдался. Ох, Анон, почему ты такой лопух?</text:p>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8"/>
      <text:p text:style-name="P49">***</text:p>
      <text:p text:style-name="P48"/>
      <text:p text:style-name="P48">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8">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text:soft-page-break/>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Блядь,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Дракончик почесал лопаткой гребень на голове и ответил:</text:p>
      <text:p text:style-name="P48">–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8">– Что за «Чёрный Экран»? – продолжил допытываться я.</text:p>
      <text:p text:style-name="P48">Дракончик насупился.</text:p>
      <text:p text:style-name="P48"><text:soft-page-break/>–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А прямо подо мной, на выступе той же скалы, на которой стоял я, раскинулся Кантерлот…</text:p>
      <text:p text:style-name="P48">– <text:span text:style-name="T27">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7">И ТЫ ЖЕЛАЕШЬ, ЧТОБ Я ОТКРЫЛ ТЕБЕ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7">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3">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Постояв ещё немного и не добившись от меня ни звука, Луна вздохнула.</text:p>
      <text:p text:style-name="P48">– Следуй за мной,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одной руке бутерброд.</text:p>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 ».</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8">Аликорница с печалью отвернулась. Он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вёл глаза и стал вспоминать в уме таблицу умножения.</text:p>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Я стремительно сунул голову в пруд. Мне казалось, вода сейчас закипит от моих пылающих ушей.</text:p>
      <text:p text:style-name="P48"><text:soft-page-break/>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48">–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6"/>
      <text:p text:style-name="P48">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8">– Как же давно я тут не была… О, небо, как тут всё изменилось!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внутрь следом за мной и улеглась возле валуна.</text:p>
      <text:p text:style-name="P48">–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Я уселся на траву напротив аликорницы.</text:p>
      <text:p text:style-name="P48"><text:soft-page-break/>–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8"><text:soft-page-break/>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Да, осознание этого подействовало лучше ведра холодной воды! Я облегчённо откинулся на валун. Тебе больше нечего стыдиться, Анон!</text:p>
      <text:p text:style-name="P48">Селестия внимательно наблюдала за мной из-под чёлки.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8">Аликорница подпрыгнула и, взбрыкнув,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soft-page-break/>…</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повсюду! Некоторые участки ты обошёл.</text:p>
      <text:p text:style-name="P48">Я застыл на месте.</text:p>
      <text:p text:style-name="P48">О боги! Неужели она имеет ввиду…? Жжение в паху возобновилось, заглушая все соображения о возрасте Селестии.</text:p>
      <text:p text:style-name="P48">– Принцесса… Я старался не наглеть. – пролепетал я чуть живой.</text:p>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Т-ты хочешь, чтобы я…</text:p>
      <text:p text:style-name="P48">– Да! – твёрдо сказала Селестия. – Прогони их и там, куда боишься касаться. Мне нужна твоя помощь.</text:p>
      <text:p text:style-name="P48">М-м-мамочки! Я почуствовал, как краска заливает моё лицо. Ниже пояса всё буквально онемело. Селести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text:p>
      <text:p text:style-name="P48">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Анонимус, и будет тебе счастье!!!</text:p>
      <text:p text:style-name="P48">– Благодарю тебя, мой друг! – Селестия чуть кивнула мне, показывая, что ей достаточно. – Это был замечательный пикник! Ах, если бы ты знал, насколько огромная роскошь для меня — неформальное <text:soft-page-break/>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Селестия подхватила магией корзинку для пикника и скатерть,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Место отправки ей знакомо, место назначения — тоже. Из того, что я знаю, этого достаточно. </text:p>
      <text:p text:style-name="P48">Гм. Надо будет почитать про технику телепортации, наверняка я чего-то не учёл.</text:p>
      <text:p text:style-name="P48"/>
      <text:h text:style-name="P139" text:outline-level="2">8. Стыд</text:h>
      <text:p text:style-name="P48"/>
      <text:p text:style-name="P58">~~~ Завтра на семь в библиотеке ~~~</text:p>
      <text:p text:style-name="P58"/>
      <text:p text:style-name="P48">–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Силь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На сегодня довольно. Я ж вижу, ты торопишься. – заметил Норф, просыпаясь.</text:p>
      <text:p text:style-name="P48"><text:soft-page-break/>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Я закрыл пенал и сунул его во внутренний карман куртки.</text:p>
      <text:p text:style-name="P48">– Завтра будешь? – спросил Норф. – Надо бы закончить заказ из <text:s/>Троттингема.</text:p>
      <text:p text:style-name="P48">– В это же время. – подтвердил я.</text:p>
      <text:p text:style-name="P48"/>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Здрасьте!</text:p>
      <text:p text:style-name="P48">Аликорница не ответила, всматриваясь в глобус.</text:p>
      <text:p text:style-name="P48">– Привет, говорю! – я подошёл вплотную и легонько похлопал её по холке.</text:p>
      <text:p text:style-name="P48">– А, это ты, Анонимус? Приветствую тебя. – аликорница, наконец, оторвалась от разноцветной сферы. – Как осваиваешься?</text:p>
      <text:p text:style-name="P48">– Нормально осваиваюсь. Работу себе нашёл. К <text:s/>Норфолку Каррусу в ученики записался.</text:p>
      <text:p text:style-name="P48">–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Так здорово снова чувствовать свои мышцы! Корсет был ужасен.</text:p>
      <text:p text:style-name="P48">Аликорница прошлась передо мной с раскрытыми крыльями, демонстрируя восстановленную работоспособность.</text:p>
      <text:p text:style-name="P48">– Ну что же, и я рад за тебя. – я отвернулся, присел на край стола и стал изучать потолок. – Зачем вызывала?</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Меня прорвало.</text:p>
      <text:p text:style-name="P48">–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8"><text:soft-page-break/>Я вытащил из заднего кармана брюк смятую записку с королевскими вензелями и бросил её под ноги Селестии.</text:p>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Наконец Селестия развернулась и глубоко выдохнула.</text:p>
      <text:p text:style-name="P48">–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text:p>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ты сам, Анон?</text:p>
      <text:p text:style-name="P48">Я подошёл к аликорнице и прикоснулся к её шее.</text:p>
      <text:p text:style-name="P48">– Всё в порядке. Я тебя понимаю — и ценю твоё признание. Сам бы ещё и не так себя повёл на твоём месте.</text:p>
      <text:p text:style-name="P48">– Да? А как бы ты себя повёл? – заинтересовалась Селестия.</text:p>
      <text:p text:style-name="P48">– Я бы не извинился. Огрызался бы и считал себя правым до последнего. Ещё и послал бы подальше.</text:p>
      <text:p text:style-name="P48">Аликорница насмешливо покачала головой.</text:p>
      <text:p text:style-name="P48">–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Я снова присел на столик, теперь уже лицом к аликорнице.</text:p>
      <text:p text:style-name="P48">– Так что случилось? Куда ты пропадала? Рассказывай.</text:p>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8">–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63">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3">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У меня <text:span text:style-name="T63">стоит</text:span> защита памяти. Я поставила её, когда сражалась с Иггусом… Правда, защита еле действует, так как прошло очень много времени.</text:p>
      <text:p text:style-name="P48">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8">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Абсолютное Стирание уничтожает упоминания об объекте из всех реальностей.</text:p>
      <text:p text:style-name="P48">Аликорница потёрла висок и растерянно посмотрела на меня.</text:p>
      <text:p text:style-name="P48">–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8">Я обнял аликорницу, успокаивая.</text:p>
      <text:p text:style-name="P48">– Не печалься так, принцесса. Ты делаешь всё, что от тебя зависит. Не твоя вина, если это происходит.</text:p>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8">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text:soft-page-break/>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А, поняв, медленно покачала головой.</text:p>
      <text:p text:style-name="P48">– <text:s/>Нам не туда. Не сейчас. Я хочу показать тебе Эквестрию. – тихо сказала она.</text:p>
      <text:p text:style-name="P48">Аликорница продолжила прогулку. Я плёлся за ней, сгорая от стыда и кляня себя последними словами. Мне хотелось провалиться под землю!</text:p>
      <text:p text:style-name="P48">Драный козёл, похотливый хряк, ебливая обезьяна! Анон, что ты себе вообразил??? Если ты пару раз прикоснулся к её гениталиям,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8"><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8">Взобравшись на галерею по винтовой лестнице крохотной сторожевой башенки, мы остановились у зубца.</text:p>
      <text:p text:style-name="P48">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вдаль, превращаясь в опоясывающую край мира ниточку. Облака белоснежными подушками парили чуть выше уровня стены, сливаясь на горизонт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Селестии, словно котёнок с пёрышком. Невдалеке от нас 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Что ты чувствуешь? – спросила аликорница.</text:p>
      <text:p text:style-name="P48">– У меня нет слов. Ничего прекраснее я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ни и застыла, любуясь пейзажем.</text:p>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text:soft-page-break/>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Прошлогодний выпуск. – заметила Селестия. – Отличная работа, хотя жеребячливости хватает. Что неудивительно, учитывая их возраст.</text:p>
      <text:p text:style-name="P48">–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48">–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8">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о нас донёсся её смех.</text:p>
      <text:p text:style-name="P48">Я с трудом оторвал взгляд от счастливой тройки.</text:p>
      <text:p text:style-name="P48">– Проблемы? Что за проблемы? Извини, я таки прослушал.</text:p>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text:span text:style-name="T1">Кошмар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oft-page-break/><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31">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упала на колени.</text:p>
      <text:p text:style-name="P3"><text:soft-page-break/>–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8">–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ных снов жеребят?</text:p>
      <text:p text:style-name="P48">– Да, их и других подобных, начавшихся с той пору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8">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text:soft-page-break/>желания и просто любовался её профилем в оранжевой полосе заката. Она же, как будто позируя, тянулась наиболее эффектным образом.</text:p>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Аликорница приготовилась было взлетать, но в последний момент, приняв какое-то решение, остановилась.</text:p>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text:soft-page-break/></text:p>
      <text:h text:style-name="Heading_20_2" text:outline-level="2"><text:span text:style-name="T11">10</text:span>. (40*<text:span text:style-name="T11">ctg(Pi/4)-6)/(ln(e)-sin(0))</text:span></text:h>
      <text:p text:style-name="P78"/>
      <text:p text:style-name="P48"/>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6">…</text:p>
      <text:p text:style-name="P36"/>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4"> </text:span><text:span text:style-name="T40">— вся архитектура явно </text:span><text:span text:style-name="T31">была </text:span><text:span text:style-name="T40">заточена под крылатых. Таких, для которых приземлиться на балкон в тронном </text:span><text:soft-page-break/><text:span text:style-name="T40">зале или уйти через портик на крыше</text:span><text:span text:style-name="T54"> </text:span><text:span text:style-name="T40">— обычное дело. </text:span><text:span text:style-name="T54">Хорошо, что ежедневные посещения каретной мастерской подняли мой тонус, изрядно посаженный сидячим образом жизни.</text:span></text:p>
      <text:p text:style-name="P1"><text:span text:style-name="T5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перьев</text:span>. На одном из <text:span text:style-name="T1">перьев</text:span> была налеплена жвачка. Рядом с картой <text:span text:style-name="T40">— книжный шкаф и напольная подставка для чтения с </text:span><text:span text:style-name="T31">упором в виде </text:span><text:span text:style-name="T40">голов</text:span><text:span text:style-name="T31">ы</text:span><text:span text:style-name="T40">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1">Каменный пол комнаты был покрыт розовым ковром с длиннейшим ворсом.</text:span><text:span text:style-name="T40"> </text:span><text:span text:style-name="T31">Его центр занимал высокий </text:span><text:span text:style-name="T40">кругл</text:span><text:span text:style-name="T31">ый</text:span><text:span text:style-name="T40"> </text:span><text:span text:style-name="T31">футон</text:span><text:span text:style-name="T40"> </text:span><text:span text:style-name="T31">с</text:span><text:span text:style-name="T40"> велик</text:span><text:span text:style-name="T31">им</text:span><text:span text:style-name="T40"> множество</text:span><text:span text:style-name="T31">м</text:span><text:span text:style-name="T40"> подушек. Среди них я с удивлением заметил плюшевую единорожку </text:span><text:span text:style-name="T31">фиолетового</text:span><text:span text:style-name="T40"> цвета. За полускрытым гардинами проёмом виднелся широкий балкон с низенькими пузатыми перилами. Пахло лавандовым маслом.</text:span></text:p>
      <text:p text:style-name="P36">– Рада тебя видеть, Анон. – знакомый силуэт на балконе повернулся в мою сторону. Гардины раздвинулись и Селестия вошла в комнату.</text:p>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Держи себя в руках, Анон! Держи себя в руках!!! Вспоминай уравнения тригонометрии, если таблица умножения уже не помогает!</text:p>
      <text:p text:style-name="P48">Селестия тихо рассмеялась.</text:p>
      <text:p text:style-name="P36"><text:soft-page-break/>–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сабатонами. Я переобулся и вошёл в комнату.</text:p>
      <text:p text:style-name="P36">– <text:span text:style-name="T1">О каких подпольщиках ты говоришь? В Эквестрии зреет революция?</text:span></text:p>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углей.</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Аликорница смутилась.</text:p>
      <text:p text:style-name="P48">– Да, ты прав. Всё немного не так, как представляется со стороны. Хотя… С одной стороны, мы с Лулу корректируем курс и вращение Эквуса и Луны <text:span text:style-name="T11">—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И <text:span text:style-name="T11">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3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48">Аликорница искоса зыркнула на меня, недовольно сморщив нос.</text:p>
      <text:p text:style-name="P36"><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6">Она открыла шкафчик и, потянув зубами золотой шнурок, вытащила чёрный с золотом пакетик. Я смутился.</text:p>
      <text:p text:style-name="P36"><text:span text:style-name="T1">–</text:span> Извини, <text:span text:style-name="T1">Селли</text:span>. Тебе помочь?</text:p>
      <text:p text:style-name="P1"><text:soft-page-break/><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ними. Селестия управлялась с ними с удивительной сноровкой и опытом.</text:p>
      <text:p text:style-name="P36"><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6"><text:span text:style-name="T1">–</text:span> Ну же, Анон, ты как деревянный! Расслабься! Можно подумать, тебя никогда раньше не приглашали на свидания!</text:p>
      <text:p text:style-name="P36">Святые яца! Анон, тебя пригласили на свидание! Я чувствовал, как краска заливает лицо. Уши стали горячими, как угли в камине.</text:p>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6">Мне казалось, макушка <text:span text:style-name="T1">моего </text:span>черепа сейчас взорвётся, чтобы выпустить пар внутри.</text:p>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6"><text:span text:style-name="T1">–</text:span> Ты чего??? <text:span text:style-name="T1">–</text:span> я непонимающе уставился на аликорницу.</text:p>
      <text:p text:style-name="P36"><text:soft-page-break/><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35">Мне печалиться не стоит</text:p><text:p text:style-name="P135">Жизнь прекрасна и полна</text:p><text:p text:style-name="P135">Телом молода, душою —</text:p><text:p text:style-name="P135">Как дракон морской мудра</text:p><text:p text:style-name="P135"/><text:p text:style-name="P135">Я видала взлёт империй,</text:p><text:p text:style-name="P135">Я жила среди легенд,</text:p><text:p text:style-name="P135">Древней магии мистерий</text:p><text:p text:style-name="P135">Я прилежнейший студент</text:p><text:p text:style-name="P135"/><text:p text:style-name="P135">Обожаема народом,</text:p><text:p text:style-name="P135">Уважаема врагом —</text:p><text:p text:style-name="P135">Но друзей моих немного,</text:p><text:p text:style-name="P135">Студит душу холодом</text:p><text:p text:style-name="P135"/><text:p text:style-name="P135">Одинока и печальна,</text:p><text:p text:style-name="P135">Недоступна и строга,</text:p><text:p text:style-name="P135">Потеряла изначальный</text:p><text:p text:style-name="P135">Смысл жизни навсегда</text:p><text:p text:style-name="P135"/><text:p text:style-name="P135">Жизнь моя теперь публична,</text:p><text:p text:style-name="P135">Жизнь моя теперь для всех,</text:p><text:p text:style-name="P135">В этом — горе, в этом — счастье,</text:p><text:p text:style-name="P135">В этом плач и в этом смех.</text:p><text:p text:style-name="P135"><text:line-break/>(услышано во сне)</text:p></text:note-body></text:note>.</text:p>
      <text:p text:style-name="P36"><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8">Анон, тебе нужно напихать булыжники в карманы, чтобы не улететь под потолок от счастья!</text:p>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Я трогал пальцем ноги воду, сидя на бортике бассейна, когда дверь открылась и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6">– Ты бы предупреждала, прежде чем войти, что ли? – просипел я. </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text:soft-page-break/>– Как скажешь. – нос <text:span text:style-name="T1">Селестии</text:span> скрылся за дверью.</text:p>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О, ты уже?</text:p>
      <text:p text:style-name="P36">Аликорница поставила на поднос чашки и плетёнку с бубликами и подошла с ним к тюфяку.</text:p>
      <text:p text:style-name="P48">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Стараясь отвлечь себя, я спросил:</text:p>
      <text:p text:style-name="P36">– А почему ты опустила жалюзи на окне в ванной? Оттуда такой прекрас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о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8">– Примерно такие. – расхохоталась Селестия. <text:span text:style-name="T11">– С</text:span>пасибо, мне хоть инвалидное кресло не пририсовали!</text:p>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8"><text:soft-page-break/>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обой? Но… как?</text:p>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НИ-ЧЕ-ГО!</text:p>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text:soft-page-break/>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водку у вас принято пить?</text:p>
      <text:p text:style-name="P34"><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8">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Она ещё спрашивает! Тебя сейчас можно использовать вместо половичка под её копытами, Анон!</text:p>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text:span text:style-name="T11">– Это ты называешь “дружбой”?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text:soft-page-break/>Я расхохотался и 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Селестия виновато закусила губу и отвернулась.</text:p>
      <text:p text:style-name="P36">–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6">…</text:p>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Слёзы злости душили меня, но я сдержался.</text:p>
      <text:p text:style-name="P36">– Охренеть. – сказал я холодно. – А я прям напрашивался!</text:p>
      <text:p text:style-name="P36">Одиночество, отступившее перед мягким, но настойчивым натиском аликорницы в последние <text:span text:style-name="T1">дни</text:span>, снова сковало стужей душу.</text:p>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пожалуйста, останься…”</text:p>
      <text:p text:style-name="P36">Где этот чёртов носок?!</text:p>
      <text:p text:style-name="P36">“… пойми, это эффект лазурного вина…”</text:p>
      <text:p text:style-name="P36">Джинсы узкие, блядь! На мокрое тело хрен натянешь!</text:p>
      <text:p text:style-name="P36">“… ох, я глупая…”</text:p>
      <text:p text:style-name="P36">Так, всё. Шмотки на мне, вроде, ничего не забыл.</text:p>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text:soft-page-break/>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До конца приёмного дня было ещё полчаса, так что я присел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1"><text:span text:style-name="T40">– </text:span><text:span text:style-name="T31">Говорят, в Додж-сити почти не осталось жителей. В местном депо перестали обслуживать паровозы из-за нехватки рабочих. Старик </text:span><text:span text:style-name="T40">–</text:span><text:span text:style-name="T31">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4">А из Пинто Крика уже месяц нет новостей…</text:span></text:p>
      <text:p text:style-name="P3"><text:span text:style-name="T40">– </text:span><text:span text:style-name="T44">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text:p>
      <text:p text:style-name="P15"><text:span text:style-name="T44">– </text:span>“<text:span text:style-name="T1">Что я могу сделать, чтобы вернуть всё назад?</text:span>”</text:p>
      <text:p text:style-name="P15"><text:span text:style-name="T44">– </text:span><text:span text:style-name="T31">Так и сказала?</text:span></text:p>
      <text:p text:style-name="P1"><text:span text:style-name="T40">–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4">– </text:span><text:span text:style-name="T31">Что бы это значило, Флёр?</text:span></text:p>
      <text:p text:style-name="P15"><text:span text:style-name="T44">– </text:span><text:span text:style-name="T31">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text:p>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text:soft-page-break/>…</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1">Селестия стояла у окна, легонько постукивая копытом по полу. На шорох она обернулась. С недоверчивой радостью на мордочке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Не очень, мягко говоря.</text:p>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пожаловалась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9">—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7">— </text:span><text:span text:style-name="T59">и </text:span><text:span text:style-name="T8">н</text:span>ам некуда уйти в поисках лучшего места. Да и не так много этих мест.</text:p>
      <text:p text:style-name="P35">Селестия подошла к фонтанчику, обмакнула в него копыто и провела им по лбу.</text:p>
      <text:p text:style-name="P35">– Разрывы в ткани реальности появляются всё чаще. Лулу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text:soft-page-break/>Я сделал вид, что не заметил полунамёка в последнем предложении. Выяснять отношения, как и мириться, мне не хотелось.</text:p>
      <text:p text:style-name="P35">– Порадовать, к сожалению, нечем. Норфолк Каррус, исчез. Судя по всему, во сне.</text:p>
      <text:p text:style-name="P35">– Норф? О-о-о, нет!</text:p>
      <text:p text:style-name="P35">Селестия в отчаянии села на пол, прижав копыто к виску. Голова её бессильно опустилась. Я никогда ещё не видел Селестию такой <text:span text:style-name="T59">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Я решил умолчать о том, что после перенесенного унижения мне было в тягость находиться рядом с Селестией. Кобыла и так выглядела неважно.</text:p>
      <text:p text:style-name="P36">Поза аликорницы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text:soft-page-break/>–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Явно Селестия заговаривает тебе зубы, Анон! Я подозрительно посмотрел на свёрток.</text:p>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6">–<text:span text:style-name="T1"> Отправляйся, Анон. Очень надеюсь на успех твоей миссии.</text:span></text:p>
      <text:p text:style-name="P48">Селестия повернулась и вышла из зала, подметая хвостом пол.</text:p>
      <text:p text:style-name="P36"/>
      <text:p text:style-name="P41">***</text:p>
      <text:p text:style-name="P36"/>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text:soft-page-break/>–<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3"><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63">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6">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79"/>
      <text:h text:style-name="Heading_20_2" text:outline-level="2">12. Понивилль</text:h>
      <text:p text:style-name="P36"/>
      <text:p text:style-name="P35"><text:soft-page-break/>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4">И это ты ещё не видел, что творится в других министерствах, Анонимус! За тысячу лет Нашего отсутствия Сестра превратила М<text:span text:style-name="T29">раморный квартал </text:span>в настоящую обитель лени и казнокрадства!<text:line-break/><text:line-break/>(<text:span text:style-name="T40">у</text:span><text:span text:style-name="T44">слышано во сне)</text:span></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88"/>
      <text:p text:style-name="P35">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35"><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5"><text:span text:style-name="T1">Гостинницы не для тебя, Анон</text:span> <text:span text:style-name="T54">— </text:span><text:span text:style-name="T4">зачем привлекать ненужное внимание</text:span><text:span text:style-name="T54"> к своей особе? </text:span><text:span text:style-name="T4">После всеобщего интереса кантерлотской знати к тебе, как к королевскому любимчику, тебе хочется покоя.</text:span><text:span text:style-name="T54"> Да и собраться с мыслями проще в доме, избавленном от </text:span><text:span text:style-name="T4">гостинничной </text:span><text:span text:style-name="T54">суеты и голосов за стенами.</text:span></text:p>
      <text:p text:style-name="P36">–<text:span text:style-name="T1"> Вот этот подойдёт. </text:span>–<text:span text:style-name="T1"> ткнул я в квадратик на карте, расположенный на окраине.</text:span></text:p>
      <text:p text:style-name="P48">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text:span text:style-name="T1">(удивительно, Анон!)</text:span>. И съев аппетитный кекс из яичного теста впополам с люцерной, я рисковал, в лучшем случае, отделаться расстройством желудка. 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text:soft-page-break/>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0">–</text:span><text:span text:style-name="T31">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6">– Ты <text:span text:style-name="T1">ш</text:span>о, как-тя-там, впервые на базаре? Так таращишься по сторонам, как будто морковку с картохой впервые в жизни увидел.</text:p>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Так и есть! На крупе кобылки красовались три яблока. Вот только, блин, как её звали-то?</text:p>
      <text:p text:style-name="P36">– <text:s/>Прошу прощения, Аппл... Эппл... Эпплхэт?</text:p>
      <text:p text:style-name="P36">– Ща <text:span text:style-name="T1">в</text:span>леплю оплеуху. – мрачно процедила пони. – Мало того, <text:span text:style-name="T1">ш</text:span>о таращится <text:span text:style-name="T1">на меня</text:span>, как василиск, так ещё и издевается!</text:p>
      <text:p text:style-name="P36">– Да ладно тебе, Эй-Джей! Вполне милое имя. – хихикнул дракончик с кукурузой, проходя мимо.</text:p>
      <text:p text:style-name="P36">Ага, вот!</text:p>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А для всех остальных — тебя тоже! — Эпплджек.</text:p>
      <text:p text:style-name="P36">Блин, опять облажался. Как-то хреново начинается знакомство с Понивиллем.</text:p>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Э-э-э… <text:span text:style-name="T1">Анон</text:span>?</text:p>
      <text:p text:style-name="P36">– Да? – я повернулся обратно.</text:p>
      <text:p text:style-name="P36">Поняха водила копытом по прилавку. Надвинутая на лоб шляпа скрывала выражение мордочки. </text:p>
      <text:p text:style-name="P36">– А то б купил пару яблок? У меня за весь день ни шиша покупателей. То есть, полный облом, хоть в лужу свисти. Как подумаю, <text:span text:style-name="T1">ш</text:span>о с полными корзинами домой возвращаться придётся — шляпу до крупа натянуть хочется.</text:p>
      <text:p text:style-name="P36">Я вернулся к прилавку.</text:p>
      <text:p text:style-name="P36"><text:soft-page-break/>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Вот, смотри: Ред <text:span text:style-name="T1">Гала</text:span>, <text:span text:style-name="T1">ш</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Вольт-яблочный джем? Дружище, у тебя хороший вкус. – похвалила меня Эпплджек. – Это самое лучшее, ч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Тебе, сахарок, как гостю города, сделаю скидку. Забирай за шестьдесят. Раньше меньше чем золотой не отдавала.</text:p>
      <text:p text:style-name="P36">Расплачиваясь, я спросил:</text:p>
      <text:p text:style-name="P36">– Ты, случаем, не знаешь, как пройти к городской библиотеке?</text:p>
      <text:p text:style-name="P36">Эпплджек, вскинув копыто ко лбу, запричитала:</text:p>
      <text:p text:style-name="P36">–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Тут Эпплджек прервалась и что есть силы замахала кому-то:</text:p>
      <text:p text:style-name="P36"><text:soft-page-break/>– Рэр! Эй! Рэр! Давай к нам!</text:p>
      <text:p text:style-name="P3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лузе шмотки.</text:p>
      <text:p text:style-name="P36">– Разница, как если бы тебя вместо огородницы назвали… ммм… <text:s/>реднеком. Пойдёмте, <text:span text:style-name="T1">Анон</text:span>.</text:p>
      <text:p text:style-name="P3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Это ты меня, фермершу в четвёртом поколении, назвала “огородницей”?!! <text:span text:style-name="T1">Да ч</text:span>тоб мне лопнуть, если меня оскорбляли сильнее! Да вы, городские, вообще банан от огурца не отличите!</text:p>
      <text:p text:style-name="P3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реднек”, чем “огородница”! – слышалось бурчание Эпплджек нам вдогонку.</text:p>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8">Рэрити оглянулась по сторонам и заговорчески подмигнула мне.</text:p>
      <text:p text:style-name="P36"><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Единорожка чуть не подпрыгивала от любопытства. Заметив мою отвалившуюся челюсть, она вновь рассмеялась.</text:p>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пятнадцать</text:span> лет наблюдал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Мы остановились перед деревом.</text:p>
      <text:p text:style-name="P36">Даже не так. </text:p>
      <text:p text:style-name="P36">Мы остановились перед ДЕРЕВОМ!</text:p>
      <text:p text:style-name="P3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6"><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Фиолетовый круп застыл на месте. Потом послышалась возня,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8">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8">Мне показалось, или единорожка смотрела на меня малость раздражённо? Фолиант с громким стуком хлопнулся на пол.</text:p>
      <text:p text:style-name="P36">–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6">Йопт! Ещё один Шерлок Холмс на мою голову!</text:p>
      <text:p text:style-name="P36">–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1">пони-</text:span><text:span text:style-name="T40">исчезновений уже год. Почту за честь работать </text:span><text:span text:style-name="T31">под твоим руководством</text:span><text:span text:style-name="T40">. Погоди немного, я </text:span><text:span text:style-name="T31">от</text:span><text:span text:style-name="T40">систематизирую нужную информацию и расскажу тебе, насколько далеко смогла продвинуться.</text:span></text:p>
      <text:p text:style-name="P34">“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text:span></text:p>
      <text:p text:style-name="P36">Анон, ты всё же несправедлив к ней.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6">Покашливание единорожки вернуло меня из мира грёз в библиотеку.</text:p>
      <text:p text:style-name="P3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6">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text:soft-page-break/>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Книгоежка аж затопала на месте.</text:p>
      <text:p text:style-name="P36">–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text:p>
      <text:p text:style-name="P36">…</text:p>
      <text:p text:style-name="P36">…</text:p>
      <text:p text:style-name="P36">– …и оборудовать подвал библиотеки бронекапсулой для безопасных испытаний!</text:p>
      <text:p text:style-name="P3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6">–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6"><text:span text:style-name="T1">– Ага, и тогда ты сможешь словить её фокальным усилителем, преобразовать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ясь перед зеркалом, говорила: ну почему я не…</text:p>
      <text:p text:style-name="P48">–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8"/>
      <text:p text:style-name="P37">***</text:p>
      <text:p text:style-name="P36"/>
      <text:p text:style-name="P129"><text:tab/>Свеча отбрасывала мягкие тени на книжные полки. Спайк положил обглоданную кочерыжку на горку и принялся облизывать пальцы. Твайлайт склонила голову мне через плечо, следя за моим пальцем.</text:p>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выря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8"><text:soft-page-break/>– СПАЙК!!! Откуда ты взял этот листок?!! – Твайлайт покраснела, как варёный рак и выхватила бумажку у меня из рук.</text:p>
      <text:p text:style-name="P48">– У тебя в черновиках, разумеется. Ты сама сказала экономить бумагу. – пожал плечами дракончик.</text:p>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я что-то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text:p text:style-name="P49">***</text:p>
      <text:p text:style-name="P36"/>
      <text:p text:style-name="P3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6">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text:soft-page-break/>–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9">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колени? Я бы с радостью задокументировала процесс!</text:p>
      <text:p text:style-name="P58">–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8">–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8"><text:soft-page-break/>–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о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девочки!</text:p>
      <text:p text:style-name="P48">– А кто ссорится-то, Твай? Рэрка думает, шо никто не знает про её поникена-жеребца с вставным резиновым…</text:p>
      <text:p text:style-name="P48">– ЭППЛДЖЕК!!!</text:p>
      <text:p text:style-name="P48">– Я хотя б думать собираюсь об Эквестрии! И о том, шо миру грозит опасность! Не то, ш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8">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6"/>
      <text:p text:style-name="P58">Дата: <text:span text:style-name="T24">12.04.1003 А.С.</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text:soft-page-break/>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4">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3">— солнце. Моё солнце.</text:span><text:span text:style-name="T37">”</text:span></text:p>
      <text:p text:style-name="P10">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3">—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p>
      <text:p text:style-name="P3">Я прошла сквозь дверь.</text:p>
      <text:p text:style-name="P3">Снаружи вставало солнце. Размытое <text:span text:style-name="T29">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text:soft-page-break/>войны руины, и едва узнаваемые версии Понивилля, которого никогда не знала.<text:span text:style-name="T47"> </text:span><text:span text:style-name="T38">Видения этих городов</text:span><text:span text:style-name="T47"> дрожали, <text:s/>пересекались </text:span><text:span text:style-name="T38">и постоянно множились</text:span><text:span text:style-name="T47">.</text:span></text:p>
      <text:p text:style-name="P47">У меня дико заболела голова, мне казалось, она вылезет из шляпы распухшим шаром. Я закрыла глаза.</text:p>
      <text:p text:style-name="P58"/>
      <text:p text:style-name="P58">Примечания: ПипБак? Стойло?</text:p>
      <text:p text:style-name="P1"/>
      <text:p text:style-name="P2">***</text:p>
      <text:p text:style-name="P1"/>
      <text:p text:style-name="P58">Дата: <text:span text:style-name="T24">12.04.1003 А.С.</text:span></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4">—</text:span><text:span text:style-name="T15"> </text:span><text:span text:style-name="T59">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я: человеки?</text:p>
      <text:p text:style-name="P4"/>
      <text:p text:style-name="P2">***</text:p>
      <text:p text:style-name="P48"/>
      <text:p text:style-name="P58">Дата: <text:span text:style-name="T24">12.04.1003 А.С.</text:span></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4">~~~</text:p>
      <text:p text:style-name="P1"><text:span text:style-name="T31">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text:soft-page-break/>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Примечания: <text:span text:style-name="T43">чёрный экран?</text:span></text:p>
      <text:p text:style-name="P45"/>
      <text:p text:style-name="P49">***</text:p>
      <text:p text:style-name="P48"/>
      <text:p text:style-name="P58">Дата: <text:span text:style-name="T24">12.04.1003 А.С.</text:span></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4">~~~</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я: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text:span text:style-name="T24">12.04.1003 А.С.</text:span></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4">~~~</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text:soft-page-break/>* Примечания: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9"> с использованием </text:span><text:span text:style-name="T30">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7"/>
      <text:h text:style-name="Heading_20_2" text:outline-level="2">14. Знакомство с <text:span text:style-name="T1">Рэйнбоу </text:span>Дэш</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8"/>
      <text:p text:style-name="P58">Привет, Сел (несмотря ни на что, мне всё же хочется называть тебя так).</text:p>
      <text:p text:style-name="P58">У меня есть прорыв по расследованию! Твайлайт Спаркл вышла на Большое Откровение с помощью заклинания Прозрения.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Больш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эксперименты в этой сфере, ч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8">Кроме того, Твайлайт сожгла кучу оборудования, что обусловило невозможность дальнейших исследований физически.</text:p>
      <text:p text:style-name="P58"/>
      <text:p text:style-name="P48"><text:soft-page-break/>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8">Ась? Секунду назад там никого не было!</text:p>
      <text:p text:style-name="P48">Я моргнул, но пегаска не исчезла.</text:p>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стрижкой пегаска напоминала мальчишку.</text:p>
      <text:p text:style-name="P48">– А что такого с твоим домом? – поинтересовался я.</text:p>
      <text:p text:style-name="P48">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Рэйнбоу Дэш! – отрекомендовалась пегаска. – А ты Анон, верно?</text:p>
      <text:p text:style-name="P48">Пегаска протянула мне копыто.</text:p>
      <text:p text:style-name="P48">Я уже протянул было руку, но тут увидел нечто, после чего мне на глаза медленно опустилась красная пелена.</text:p>
      <text:p text:style-name="P48">Бля-а-а!</text:p>
      <text:p text:style-name="P48">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8">Полчаса работы к чёрту.</text:p>
      <text:p text:style-name="P48">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Можешь! – наконец придумал я, как мне казалось, остроумный ответ. – Надо принести кое-чего.</text:p>
      <text:p text:style-name="P48">–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 так далеко не надо. – остановил я её с ухмылкой. – Сгоняй-ка за пивом. У меня как раз закончилось.</text:p>
      <text:p text:style-name="P48">Пегаска застыла на месте, не веря услышанному.</text:p>
      <text:p text:style-name="P48">–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8">Пегаска крутанулась на месте и молнией вылетела из комнаты — аж окно хлопнуло.</text:p>
      <text:p text:style-name="P48">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8"><text:soft-page-break/>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8">БАЦ!</text:p>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пегаска.</text:p>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8">Смех рвался наружу мощым потоком, я просто ухахатывался, упав под стол.</text:p>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Я отсмеялся, наклонился через стол и потрепал пегаску по чёлке. Та в ответ с готовностью подставила голову.</text:p>
      <text:p text:style-name="P48">– Не сердись, Рэйнбоу Дэш! Задание, действительно, было дурацким. Просто ты немножко вывела меня из себя.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А ведь пегаска говорит дело! Из того, что я помню, эта зебра-шаманка иногда даже выручала Твайлайт. Визит к ней будет совсем не лишним.</text:p>
      <text:p text:style-name="P48">– Ты права. Буду тебе признателен, если покажешь мне завтра утром, где живёт Зекора.</text:p>
      <text:p text:style-name="P48">Пегаска отрицательно помотала головой.</text:p>
      <text:p text:style-name="P48">–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Эм-м. Так мы идём к Зекоре, или нет? Я думал, ты хотела помочь.</text:p>
      <text:p text:style-name="P48">Пегаска скорчила недовольную мордочку.</text:p>
      <text:p text:style-name="P48"><text:soft-page-break/>–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Пегаска уселась вплотную ко мне и поддела головой мою руку.</text:p>
      <text:p text:style-name="P48">– Почесушек! И не говори мне, что не умеешь! Ты только что делал это совершенно бесплатно!</text:p>
      <text:p text:style-name="P48">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6">Я старался шагать по шпалам, чтобы не сбивать шаг. Очертания пегаски расплывались впереди на границе освещённого участка.</text:p>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text:soft-page-break/>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Входи, Тот-Кого-Нет. – раздался вдруг низкий голос в темноте. – И ты, маленькая пегаска, тоже не стой на пороге.</text:p>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8">– Я ищу любую информацию про Большое Откровение и Чёрный Экран. Буду очень признателен, если…</text:p>
      <text:p text:style-name="P48">– Молчи! Ничего не говори! – перебила меня Зекора.</text:p>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text:soft-page-break/>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8">– У нашего народа есть предание о то,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4">—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8">Зекора захлопнула книгу.</text:p>
      <text:p text:style-name="P48">– Это всё, что я могу сказать тебе, Тот-Кого-Нет.</text:p>
      <text:p text:style-name="P48">Бля! И ради этого я тащился сюда посреди ночи?</text:p>
      <text:p text:style-name="P48">–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8">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8">Я был готов к тому, что зебра разозлится и выставит меня из шатра. Но Зекора только фыркнула.</text:p>
      <text:p text:style-name="P48">–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8">– Зекора, почему ты называешь Анона Тем, Кого 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Интересно, что Зекора имела в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text:soft-page-break/>Пегаска начала боксировать воздух. Я расхохотался.</text:p>
      <text:p text:style-name="P48">– Спасибо, Рэйнбоу Дэш! Я тронут.</text:p>
      <text:p text:style-name="P48">– Да ладно, Анон, чего уж там. – засмущалась пегаска. – Друзья иначе и не поступают. <text:span text:style-name="T59">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сиреневый глаз и фыркнула.</text:p>
      <text:p text:style-name="P48">–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8">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т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text:soft-page-break/>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4">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хотя бы твоим другом?</text:p>
      <text:p text:style-name="P48">Аликорница тихо засмеялась, защекотав мне ухо.</text:p>
      <text:p text:style-name="P48">–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ли?</text:p>
      <text:p text:style-name="P3">Стук стал громче.</text:p>
      <text:p text:style-name="P48">–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8">– Что за ерунда? – Я схватился за голову, пытаясь не дать ей взорваться. Потом взглянул вниз и схватился за другое. – Что за херня??!</text:p>
      <text:p text:style-name="P48"><text:soft-page-break/>Я вскочил и в спешке начал одеваться.</text:p>
      <text:p text:style-name="P48">БАЦ-БАЦ-БАЦ!!!</text:p>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0">—</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p>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oft-page-break/><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о аналогии с садовым шлангом,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1">–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0"> </text:span><text:span text:style-name="T31">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1"><text:soft-page-break/><text:span text:style-name="T40">– Я </text:span><text:span text:style-name="T44">всегда буду оставаться в тени. </text:span><text:span text:style-name="T40">– </text:span><text:span text:style-name="T44">хлюпала единорожка. </text:span><text:span text:style-name="T40">– </text:span><text:span text:style-name="T44">Мне не хватает сил, чтобы воспользоваться всеми знаниями, которые я освоила. Ведь даже заклинание «Последнего Шанса» я нашла!</text:span></text:p>
      <text:p text:style-name="P93"><text:span text:style-name="T11">– </text:span>Ты?!</text:p>
      <text:p text:style-name="P93"><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3"><text:span text:style-name="T11">– М</text:span>ожет тогда, ты скажешь, что в нём пошло не так и почему к вам попал я, а не сверхаликорн?</text:p>
      <text:p text:style-name="P93"><text:span text:style-name="T11">– </text:span>Не скажу. Заклинания Стар Свирла Бородатого обычн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7">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34"><text:span text:style-name="T11">– </text:span><text:span text:style-name="T1">И я её понимаю! Не каждый может справиться с потерей своего особенного пони. Вот у тебя, Анон, есть своя особенная пони?</text:span></text:p>
      <text:p text:style-name="P34"><text:span text:style-name="T11">– </text:span><text:span text:style-name="T1">Хм. Нет.</text:span></text:p>
      <text:p text:style-name="P34"><text:span text:style-name="T11">– </text:span><text:span text:style-name="T1">А друзья?</text:span></text:p>
      <text:p text:style-name="P34"><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0">— </text:span><text:span text:style-name="T31">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1">.</text:span></text:p>
      <text:p text:style-name="P48"/>
      <text:p text:style-name="P48">…</text:p>
      <text:p text:style-name="P48"><text:soft-page-break/></text:p>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text:span text:style-name="T27">Чужестранец-примат разбил сердце нашей обожаемой Селестии! Двор в отчаянии </text:span><text:span text:style-name="T14">— </text:span><text:span text:style-name="T27">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Папарацци хреновы!</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11">– Г</text:span>отово. Принимай работу, хозяйка!</text:p>
      <text:p text:style-name="P48">Эпплджек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1">– </text:span>Этой… Бери… Сам делал… Ток не говори никому, лады?</text:p>
      <text:p text:style-name="P48">Я сунул флягу за пазуху. Биг Мак молниеносно накрыл дерюгой подсумок и через мгновение за телегу заглянула Эпплджек.</text:p>
      <text:p text:style-name="P48"><text:span text:style-name="T11">– </text:span>Чегой-то вы тут скрытничаете, а?</text:p>
      <text:p text:style-name="P48"><text:soft-page-break/>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59">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59">объявляла вывеска. Ну что же, Анон, если тебе повезёт, ты найдёшь тут пару блюд без травы!</text:span></text:p>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11">– </text:span>Свободно? <text:span text:style-name="T11">– </text:span>спросил я у единственной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1">– <text:s/></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8"><text:span text:style-name="T11">– </text:span>И салат «по-кантерлотски».</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 Ну ладно.</text:p>
      <text:p text:style-name="P42"/>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text:span text:style-name="T11">– </text:span>Мы с вами раньше встречались?</text:p>
      <text:p text:style-name="P50"><text:soft-page-break/><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Анон,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8"><text:s/>Сидр Биг Мака на вкус был безобидным, чуть забродившим яблочным соком. Я выпил полную чашку и заявил Пинки:</text:p>
      <text:p text:style-name="P48"><text:span text:style-name="T11">– </text:span>Эт-то ты наз-зваишь с-суфер-д-дуфер-с-сильн..?</text:p>
      <text:p text:style-name="P48">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9">подкову </text:span>в пироге обнаружил. Или Селестию в ванной.</text:p>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5">— </text:span><text:span text:style-name="T59">эт правда?</text:span></text:p>
      <text:p text:style-name="P48"><text:span text:style-name="T15">– </text:span><text:span text:style-name="T59">Какая из? Их много, вообще-то. Ик!</text:span></text:p>
      <text:p text:style-name="P48"><text:span text:style-name="T15">– </text:span><text:span text:style-name="T59">Про принцесс. Про то, что они фаэри, спустившиеся с неба во плоти, чтоб помогать пони управлять Эквестрией?</text:span></text:p>
      <text:p text:style-name="P48"><text:soft-page-break/><text:span text:style-name="T15">– Н</text:span><text:span text:style-name="T59">он-нон, </text:span><text:span text:style-name="T15">– </text:span><text:span text:style-name="T59">захихикала Пинки, взъерошив копытами розовые кудряшки и попытавшись соорудить из них бороду, </text:span><text:span text:style-name="T15">– </text:span><text:span text:style-name="T5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8"><text:span text:style-name="T15">– </text:span><text:span text:style-name="T59">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5">– </text:span><text:span text:style-name="T59">Ты что-о-о! Нельзя любить фаэри! Она похитит твоё сердце, и ты будешь искать её, пока не… </text:span><text:span text:style-name="T15">– </text:span><text:span text:style-name="T59">Пинки погрузилась в так и не съеденный салат «по-кантерлотски» и захрапела.</text:span></text:p>
      <text:p text:style-name="P48"><text:span text:style-name="T15">– </text:span><text:span text:style-name="T59">Пока не умру?</text:span></text:p>
      <text:p text:style-name="P48"><text:span text:style-name="T15">– </text:span><text:span text:style-name="T59">Нет, глупенький. </text:span><text:span text:style-name="T15">– </text:span><text:span text:style-name="T59">пробулькала Пинки из миски. </text:span><text:span text:style-name="T15">– </text:span><text:span text:style-name="T59">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1"><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text:soft-page-break/>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text:soft-page-break/></text:p>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4">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имус, но я вынуждена это сделать, чтобы ты понял, почему я отказываю тебе в <text:soft-page-break/>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иму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7">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3">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1"/>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text:soft-page-break/>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1">Я выложил на платок горку сдобы от Пинки и предложил печеньку пегаске.</text:p>
      <text:p text:style-name="P51"><text:span text:style-name="T11">– </text:span>Спасибо, но от пинкиных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За окном несколько пони работали на поле. Что-то странное было в их деятельности.<text:span text:style-name="T11"> </text:span>Как будто…</text:p>
      <text:p text:style-name="P51"><text:span text:style-name="T11">– О</text:span>но и понятно, что поля не убраны. Откуда ж им быть убранными, когда на двух работающих пони целая толпа бездельников!</text:p>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text:soft-page-break/></text:p>
      <text:p text:style-name="P51">…</text:p>
      <text:p text:style-name="P51"/>
      <text:p text:style-name="P51">ВЖИИИИИИИИИ!!!</text:p>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119">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text:s/><text:span text:style-name="T11">–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11">– </text:span>Дэш, нам надо на ту сторону.</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text:soft-page-break/>Мля.</text:p>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1">…</text:p>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Разумеется, я посмотрел вниз.</text:p>
      <text:p text:style-name="P51">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text:p>
      <text:p text:style-name="P51">Я валялся на насыпи и трясся как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text:soft-page-break/>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6">Принцесса Селестия Эквестрийская, Дневная Глава Диархии, Непобедимое Солнце, Защитница Кантерлота, Страж Эверфри и прочая и прочая…» </text:span><text:span text:style-name="T41">– </text:span><text:span text:style-name="T45">прочитал охранник, близоруко щурясь.</text:span></text:p>
      <text:p text:style-name="P51"><text:span text:style-name="T11">– </text:span>Удостоверение личности предъявлять? <text:span text:style-name="T11">– </text:span>осведомился я.</text:p>
      <text:p text:style-name="P51"><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text:soft-page-break/></text:p>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1"><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скривилась.</text:p>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1">Пегаска отрицательно помотала головой.</text:p>
      <text:p text:style-name="P51"><text:span text:style-name="T11">– </text:span>Ну уж фигушки. Я тебя тут не оставлю.</text:p>
      <text:p text:style-name="P51"><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text:soft-page-break/>На последнем этаже пегаска стояла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1">– Анон</text:span>, подвинься!</text:p>
      <text:p text:style-name="P51">Пегаска оттеснила меня крупом и повернулась к двери задом.</text:p>
      <text:p text:style-name="P51"><text:span text:style-name="T11">–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Таких ругательств, что раздались через мгновение, ты ещё в Эквестрии не слыхал, Анон!</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text:soft-page-break/>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Так как дипломатические таланты пегаски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oft-page-break/><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text:span text:style-name="T11">– </text:span>ОГО!</text:p>
      <text:p text:style-name="P51">Единорожка аж села на крыльцо от удивления.</text:p>
      <text:p text:style-name="P51"><text:span text:style-name="T11">–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1">– </text:span>Мы приняли решение не выдавать вас полиции в обмен на то, что вы расскажете нам о вашей секретной миссии!</text:p>
      <text:p text:style-name="P51"><text:span text:style-name="T11">– </text:span>Не пойдёт! <text:span text:style-name="T11">– </text:span>заявил я. <text:span text:style-name="T11">– </text:span>Я уже сказал, что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38"/>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1"><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text:p>
      <text:p text:style-name="P51">Ох, фак! Фак-фак-фак!!!</text:p>
      <text:p text:style-name="P51">«<text:span text:style-name="T27">Исчезновение дневной главы диархии: Эквестрия в панике!</text:span>» (статья двухдневной давности).</text:p>
      <text:p text:style-name="P51">«<text:span text:style-name="T27">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1">«<text:span text:style-name="T2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text:soft-page-break/>огрызается в объектив. Подпись к фотографии гласит: «<text:span text:style-name="T27">Да отстаньте же вы от меня! Он сказал, что ест пони, но я этого НЕ ВИДЕЛА!!!</text:span>»).</text:p>
      <text:p text:style-name="P51">«<text:span text:style-name="T27">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 мне удастся завоевать её сердце.</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text:soft-page-break/>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8">–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1">Дэш в отчаянии стала трясти меня. При последних её словах у меня в мозгу зажглась лампочка.</text:p>
      <text:p text:style-name="P51">Флаттершай. Эпплджек. Рэрити. Пинки Пай. Твайлайт. Рэйнбоу Дэш. Бинго!</text:p>
      <text:p text:style-name="P51">МУ-ХА-ХА!</text:p>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Единорожка задумалась и продолжила:</text:p>
      <text:p text:style-name="P38"><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0"/>
      <text:h text:style-name="Heading_20_2" text:outline-level="2">17. <text:span text:style-name="T1">Деградация</text:span></text:h>
      <text:p text:style-name="P89"/>
      <text:p text:style-name="P51">– Ы! Ы! Ы! Ы! Ы!</text:p>
      <text:p text:style-name="P51">Дэш стучала лбом о сосну с такой силой, что на неё сверху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text:soft-page-break/>–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text:soft-page-break/>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1">Наконец она приземлилась, пропахав в дёрне борозды тормозного следа.</text:p>
      <text:p text:style-name="P51">– Ффух! Ещё бы немного, и я бы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2">***</text:p>
      <text:p text:style-name="P51"/>
      <text:p text:style-name="P51">День спустя…</text:p>
      <text:p text:style-name="P51"/>
      <text:p text:style-name="P51">«<text:span text:style-name="T27">Добро пожаловать в Груммингтон! Вам здесь рады!</text:span></text:p>
      <text:p text:style-name="P51"><text:span text:style-name="T27">Население города </text:span><text:span text:style-name="T62">302 пони</text:span><text:span text:style-name="T27">.</text:span></text:p>
      <text:p text:style-name="P51"><text:span text:style-name="T62">250 пони</text:span><text:span text:style-name="T27">.</text:span></text:p>
      <text:p text:style-name="P51"><text:span text:style-name="T62">125 поней</text:span><text:span text:style-name="T27">.</text:span></text:p>
      <text:p text:style-name="P51"><text:span text:style-name="T27">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1">Я вернулся за столик у окна и продолжил писать письмо.</text:p>
      <text:p text:style-name="P51"/>
      <text:p text:style-name="P51">«…<text:span text:style-name="T22">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text:soft-page-break/>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ко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Анон. </text:span><text:span text:style-name="T22">Дружба </text:span><text:span text:style-name="T36">—</text:span><text:span text:style-name="T22"> </text:span><text:span text:style-name="T3">э</text:span><text:span text:style-name="T22">то, </text:span><text:span text:style-name="T64">так её </text:span><text:span text:style-name="T3">разэтак</text:span><text:span text:style-name="T64">,</text:span><text:span text:style-name="T22"> магия!</text:span></text:p>
      <text:p text:style-name="Standard"><text:span text:style-name="T22">P.S. Мне тебя не хватает. Сильно.</text:span><text:span text:style-name="T54">»</text:span></text:p>
      <text:p text:style-name="P51"/>
      <text:p text:style-name="P51">В дверь постучали условным стуком. Я спрятал письмо и впустил Дэш, закрыв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1"><text:soft-page-break/>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Вроде не сплю — боль чувствуется. Тогда какого сена я падаю?!!</text:p>
      <text:p text:style-name="P51">– Дэш. – мягко сказал я. – Пегасы же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Почему всё так… хнык... паршиво? Что мы сделали не так? Хнык… Я даже не знаю, с кем надо подраться, чтобы всё исправить…</text:p>
      <text:p text:style-name="P51"><text:soft-page-break/>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Пегаска залезла на диван и похлопала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text:p>
      <text:p text:style-name="P51">– Вот тебе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text:soft-page-break/>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text:s/>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буквы.</text:p>
      <text:p text:style-name="P51">«<text:span text:style-name="T62">37 пни</text:span></text:p>
      <text:p text:style-name="P69">24пн</text:p>
      <text:p text:style-name="P69">15</text:p>
      <text:p text:style-name="P51"><text:soft-page-break/><text:span text:style-name="T27">1</text:span>»</text:p>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text:span text:style-name="T27">Добро пожаловать в Груммингтон! Вам здесь рады!</text:span></text:p>
      <text:p text:style-name="P51"><text:span text:style-name="T27">Население города </text:span><text:span text:style-name="T62">302 пони</text:span><text:span text:style-name="T27">.</text:span></text:p>
      <text:p text:style-name="P51"><text:span text:style-name="T62">250 пони</text:span><text:span text:style-name="T27">.</text:span></text:p>
      <text:p text:style-name="P51"><text:span text:style-name="T62">125 поней</text:span><text:span text:style-name="T27">.</text:span></text:p>
      <text:p text:style-name="P51"><text:span text:style-name="T27">54 паня.</text:span>»</text:p>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УУУУУУРРРРРРГГГГХХХХХХХ!!!</text:p>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1"/>
      <text:h text:style-name="Heading_20_2" text:outline-level="2"><text:soft-page-break/>18. Филлидельфия</text:h>
      <text:p text:style-name="P38"/>
      <text:p text:style-name="P51">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1">Я поднял кусок газеты, прибитый ветром к ограждению и быстро пробежался по заголовкам.</text:p>
      <text:p text:style-name="P51">«<text:span text:style-name="T27">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7">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8">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7">Провинция пустеет: репортаж из обеспоневшего посёлка</text:span>». «<text:span text:style-name="T27">Нехватка пегасов-погодников: указ принцессы Луны разрешает набор в погодные команды пегасов без лётных аттестатов</text:span>». «<text:span text:style-name="T27">Опасный преступник «примат-анонимус» всё ещё на свободе! Фетлок приходит в себя после разгрома павильона Псинтела. Награда за поимку возросла до двадцати тысяч!!!</text:span>». «<text:span text:style-name="T27">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text:soft-page-break/>–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text:p>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text:soft-page-break/>–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text:soft-page-break/>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консерво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3">И </text:span><text:span text:style-name="T63">товары</text:span> вовсе<text:span text:style-name="T63"> не </text:span>бесплатные<text:span text:style-name="T63">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нулевыми шансами достать мотоцикл, я, наконец, понял, чего лишился. Ощущение стремительности пронизывало меня мощным всесокрушающим потоком, руки крепко сжимали вибрирую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text:soft-page-break/>–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1">Сияние. <text:span text:style-name="T63">Оно п</text:span>овсюду. <text:span text:style-name="T63">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text:soft-page-break/>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1">…</text:p>
      <text:p text:style-name="P51"/>
      <text:p text:style-name="P51">Сознание с трудом возвращалось в гудевшую <text:span text:style-name="T63">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я, интересно,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3">А т</text:span>ы вставать не хотел! Я очень-очень испугалась. <text:span text:style-name="T63">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text:soft-page-break/>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7">о такие… гм… заклинания. Ты </text:span><text:span text:style-name="T38">пишешь</text:span><text:span text:style-name="T47">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text:soft-page-break/>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3">матюков мне</text:span> удалось замазать самые большие щели. За тестовый<text:span text:style-name="T63"> </text:span>получасовый заплыв<text:span text:style-name="T63">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 «Две банки».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text:soft-page-break/>– Анон. – прервала ход моих мыслей пегаска. – Наш путь заканчивается. В Понивилле мы расстанемся. Ты ничего не хочешь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3">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3">н жил с пони! И они </text:span>офигенски <text:span text:style-name="T63">любили друг друга! И у них </text:span>был<text:span text:style-name="T63"> </text:span>офигенский <text:span text:style-name="T63">секс! </text:span>И это было круто!<text:span text:style-name="T63">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p>
      <text:p text:style-name="P53">КРАК!</text:p>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3">—</text:span> только <text:span text:style-name="T1">двадцать пять</text:span>. Одежда, правда, <text:span text:style-name="T1">здорово </text:span>мешает.</text:p>
      <text:p text:style-name="P3">ПЛЮХ! Оп-па!</text:p>
      <text:p text:style-name="P1"><text:soft-page-break/>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text:p>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2">– А</text:span><text:span text:style-name="T33">нон</text:span><text:span text:style-name="T33">,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oft-page-break/><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oft-page-break/><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5">. </text:span><text:span text:style-name="T30">Я не могу навязать тебе чувств…</text:span><text:span text:style-name="T25"> </text:span><text:span text:style-name="T30">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oft-page-break/><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oft-page-break/>«<text:span text:style-name="T27">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7">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7">Нехватка погодных пегасов: Вондерболты перешли к круглосуточной вахте</text:span>». «<text:span text:style-name="T27">Общественные работы: распоряжением принцессы Луны работы по строительству мостов через провалы расширены и на субботу</text:span>». «<text:span text:style-name="T27">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7">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ё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text:soft-page-break/>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Скальпель с огромной скоростью метнулся ко мне.</text:p>
      <text:p text:style-name="P53"><text:span text:style-name="T11">– </text:span>А-А-А-А-А-А!</text:p>
      <text:p text:style-name="P53">Вжик-вжие-вжик!</text:p>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3">Что-то новенькое! </text:span>Это надо задокументировать.</text:p>
      <text:p text:style-name="P53">Невесть откуда взявшийся фотоаппарат сделал несколько снимков моего естества в разных ракурсах.</text:p>
      <text:p text:style-name="P53"><text:span text:style-name="T11">– </text:span>Хрен-то тебе зачем? <text:span text:style-name="T11">– </text:span>с бессильной злостью спросил я. <text:span text:style-name="T11">– </text:span><text:span text:style-name="T63">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oft-page-break/><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3"/>
      <text:p text:style-name="P40">***</text:p>
      <text:p text:style-name="P40"/>
      <text:p text:style-name="P53"><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М</text:span>акс?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text:span text:style-name="T11">– </text:span>Итак, мы:</text:p>
      <text:p text:style-name="P53">а) Имеем резонаторные рубины для ускорителя.</text:p>
      <text:p text:style-name="P53"><text:soft-page-break/>б) После исчезновения принцессы Селестиии, не имеем <text:s/>возможности контролировать усиленное ускорителем <text:s/>заклинание Индрэ.</text:p>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text:p>
      <text:p text:style-name="P53">Во втором случае вероятность возникновения крупной энергомагической вспышки я оцениваю как один к трём.</text:p>
      <text:p text:style-name="P53"><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1">– </text:span>Вот, прибрался малёхо. Но с потолка сажу ещё не успел счистить, там стремянка нужна.</text:p>
      <text:p text:style-name="P53"><text:soft-page-break/><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text:span>Макс,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в лавку к Кейкам за выпечкой! Нам всем нужно успокоиться.</text:p>
      <text:p text:style-name="P53"><text:span text:style-name="T11">– </text:span>Уже бегу!</text:p>
      <text:p text:style-name="P53"/>
      <text:p text:style-name="P54">***</text:p>
      <text:p text:style-name="P53"/>
      <text:p text:style-name="P53">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всё просчитано. Я уверена, я подчёркиваю, абсолютно уверена в безопасности эксперимента!</text:p>
      <text:p text:style-name="P53"><text:span text:style-name="T11">– </text:span>Ой, чего-то мне нехорошо становится, когда ты так говоришь...</text:p>
      <text:p text:style-name="P53"><text:span text:style-name="T11">– </text:span>Девочки,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oft-page-break/><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text:span text:style-name="T1">Большое Откровение</text:span></text:h>
      <text:p text:style-name="P39">&lt;<text:span text:style-name="T52">Mission Impossible theme</text:span>&gt;</text:p>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него.</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хожу провал.</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5">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3">Я тяну ручку двери на верхней площадке. Сильный сквозняк чуть не сбивает меня с ног: ветер задувает в<text:span text:style-name="T63"> </text:span>покои Луны<text:span text:style-name="T63"> </text:span>через открытые балконные двери<text:span text:style-name="T63">.</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3"><text:soft-page-break/><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3"><text:span text:style-name="T11">–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Как я помню,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Шаг назад.</text:p>
      <text:p text:style-name="P53"><text:span text:style-name="T11">– </text:span>Столько надежд впустую.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звёздную сине-зелёную мглу.</text:p>
      <text:p text:style-name="P53"/>
      <text:p text:style-name="P53">…</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text:soft-page-break/>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3">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3">Я ВИЖУ!!! ПРОКЛЯТЬЕ, КАК ВСЁ ПРОСТО!!!</text:p>
      <text:p text:style-name="P53">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3"><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3">Я киваю ей в ответ. Мне понятно, почему.</text:p>
      <text:p text:style-name="P53"><text:span text:style-name="T11">– </text:span>Как тебя зовут, малышка? Я постараюсь найти тебя. Может быть, ещё не поздно.</text:p>
      <text:p text:style-name="P53">Пегаска приветственно машет копытом.</text:p>
      <text:p text:style-name="P25"><text:span text:style-name="T39">– </text:span><text:span text:style-name="T29">Шейла! Шейла Блюскай! И я уже не малышка! </text:span><text:span text:style-name="T39">– </text:span><text:span text:style-name="T29">она тычет в кьютимарку в виде ластика, стирающего тучу.</text:span></text:p>
      <text:p text:style-name="P53">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7"/>
      <text:p text:style-name="P54">***</text:p>
      <text:p text:style-name="P54"/>
      <text:p text:style-name="P1"><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3">— </text:span><text:span text:style-name="T1">т</text:span>ы стал слишком бледный. Я решила прервать <text:span text:style-name="T1">заклинание</text:span>. Как ты себя…</text:p>
      <text:p text:style-name="P1"><text:span text:style-name="T42">–</text:span><text:span text:style-name="T33"> … чувствуешь, дорогая Рэрити?! Я могу чем-нибудь помочь? Вот, выпей воды! </text:span><text:span text:style-name="T42">–</text:span><text:span text:style-name="T33">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oft-page-break/><text:span text:style-name="T11">– </text:span>Ну что? Увидел чт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Макс,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text:p>
      <text:p text:style-name="P53">Ожидание сменилось недоумением. Рэйнбоу Дэш насмешливо скривила губы.</text:p>
      <text:p text:style-name="P53"><text:span text:style-name="T11">– </text:span>Да ладно! Кончай прикалываться,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Дэш подошла ко мне вплотную, обняла мою голову и прижалась нос к носу.</text:p>
      <text:p text:style-name="P53"><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что за нечисть тут орудует!</text:p>
      <text:p text:style-name="P53"><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3"><text:soft-page-break/><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3">Допустим, кот бессмертен. Также допустим, что кот з</text:span>аколдован<text:span text:style-name="T63"> </text:span>отложенным <text:span text:style-name="T63">заклятие</text:span>м<text:span text:style-name="T63"> Стирания, которое сработает, если кто-то откроет ящик</text:span>. <text:span text:style-name="T63">То есть, п</text:span>ри открытии<text:span text:style-name="T63"> ящик</text:span>а<text:span text:style-name="T63"> кот исчезнет из </text:span>бытия<text:span text:style-name="T63"> </text:span>— его нет, и никогда не было.</text:p>
      <text:p text:style-name="P53"><text:span text:style-name="T11">– </text:span>Бедный котик. <text:span text:style-name="T11">– </text:span>прошептала Флаттершай.</text:p>
      <text:p text:style-name="P53">Я насторожился, услышав знакомое заклинание.</text:p>
      <text:p text:style-name="P53"><text:span text:style-name="T11">– </text:span>Стой! Откуда тебе известно про заклинание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text:soft-page-break/>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чешь сказать, что мы все — навроде этого кота, а Макс боится открыть ящик? Чтоб мы не исчезли окончательно?</text:p>
      <text:p text:style-name="P53"><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Макс,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3"><text:span text:style-name="T11">– </text:span>Макс,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text:p>
      <text:p text:style-name="P53"><text:span text:style-name="T11">–</text:span> Что? Мы не ослышались? ТЫ СМЕЕШЬ МЕШАТЬ НАМ?!!</text:p>
      <text:p text:style-name="P53"><text:soft-page-break/>Нас опять потащило к Луне. Дэш подпёрла голову копытом и скорчила скучающую мину.</text:p>
      <text:p text:style-name="P53"><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4">Добавить в главы с Твайлайт её попытки заигрывания с Максом</text:span><text:span text:style-name="T11">&gt;</text:span></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3"><text:soft-page-break/><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text:soft-page-break/>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яркая искор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 <text:span text:style-name="T11">– </text:span>возопило моё малое сознание.</text:p>
      <text:p text:style-name="P53"><text:span text:style-name="T11">– </text:span>Эмм… Зачем?</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text:soft-page-break/>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oft-page-break/><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3">Аликорница вернулась на место, воссоединившись с двойником.</text:p>
      <text:p text:style-name="P53"><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oft-page-break/><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3"><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oft-page-break/><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3">Я присмотрелся к ночной принцессе. Что она знает о нас с Селли?</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text:p>
      <text:p text:style-name="P48">Луна бросила на меня тяжёлый взгляд.</text:p>
      <text:p text:style-name="P51"><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6">–</text:span> Тогда зачем она..?</text:p>
      <text:p text:style-name="P48"><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7">–</text:span> А другие? Они тоже… давали мне потому, что считали меня последним шансом?</text:p>
      <text:p text:style-name="P51">У аликорницы отвалилась челюсть.</text:p>
      <text:p text:style-name="P51"><text:span text:style-name="T17">–</text:span> Другие? Кто ещё?<text:span text:style-name="T11"> </text:span>С кем ещё у тебя были… отношения?</text:p>
      <text:p text:style-name="P48"><text:span text:style-name="T16">–</text:span> С Рэйнбоу Дэш <text:span text:style-name="T16">–</text:span> ответил я несчастным голосом. <text:span text:style-name="T16">–</text:span> И, может быть, с Пинки.</text:p>
      <text:p text:style-name="P48"><text:span text:style-name="T16">–</text:span> А ты живчик. <text:span text:style-name="T16">–</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спермотоксикоз.</text:p>
      <text:p text:style-name="P48"><text:span text:style-name="T16">– Что?!! – с недоверием воскликнула Луна. – Сестра никогда не умела лечить. И сейчас не умеет </text:span><text:span text:style-name="T60">—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oft-page-break/><text:span text:style-name="T16">– О небо! Теперь Мы понимаем, почему она так ослабела! Как это в стиле Сестры </text:span><text:span text:style-name="T60">— она готова отпилить себе крыло, дабы не заслонять для кого-то солнце!</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6">– Заместительная терапия </text:span><text:span text:style-name="T60">—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16">–</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6">– </text:span><text:span text:style-name="T6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3"><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40" text:outline-level="2"><text:span text:style-name="T1">22</text:span>. <text:span text:style-name="T1">Лучший</text:span> Гранд Галопин<text:span text:style-name="T1">г</text:span> Гала <text:span text:style-name="T1">в истории</text:span></text:h>
      <text:p text:style-name="P77">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oft-page-break/><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text:span>Макс,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3"><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3">Я мило улыбнулся ей в ответ, закинул в рот пучок петрушки и ответил.</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text:soft-page-break/>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фермерша.</text:p>
      <text:p text:style-name="P53">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только за себя, дражайшая! Я, наоборот, только вхожу во вкус!</text:p>
      <text:p text:style-name="P53">Драконикус принялся жадно есть брюкву и заткнулся.</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3">– Прибыл к нам, ага. А я-то думал, Селли сама на нашу голову вытащила эту обезьяну из мухосранска. – прочавкал сам себе Дискорд.</text:p>
      <text:p text:style-name="P53">– Мак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Твайлайт.</text:p>
      <text:p text:style-name="P53">Шестёрка пони отозвала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text:span text:style-name="T24">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text:soft-page-break/>–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мои маленькие пони, Мы должны просить вас ещё об одной услуге.</text:p>
      <text:p text:style-name="P53">Странно и непривычно было видеть принцессу ночи сконфуженной.</text:p>
      <text:p text:style-name="P53">–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пони стали прятать глаза, а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text:soft-page-break/>–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Я видела, как ты залазил сюда. Классное местечко!</text:p>
      <text:p text:style-name="P53">– Привет, Индиго.</text:p>
      <text:p text:style-name="P53">– Что-то на тебе лица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Я люблю,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text:soft-page-break/>–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у-у!».</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text:soft-page-break/>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3">– Селли-Селли… Ну почему ты такая… – пробормотал я сквозь слёзы.</text:p>
      <text:p text:style-name="P53"/>
      <text:p text:style-name="P54">***</text:p>
      <text:p text:style-name="P77">INXS – Suicide blonde</text:p>
      <text:p text:style-name="P53">«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3">– А моя часть будет в самом конце. – вздохнул третий голосок. – Если мы до него досидим. Лично мне уже надоело. Скучно.</text:p>
      <text:p text:style-name="P53"><text:soft-page-break/>–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text:p>
      <text:p text:style-name="P53">– Наша принцесса! Наше солнце!</text:p>
      <text:p text:style-name="P53">– Она вернётся!</text:p>
      <text:p text:style-name="P53">– А то! Я всем говорил! Мне никто не верил! Никто!!!</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lt;<text:span text:style-name="T61">Ace Enders – million different people</text:span>&gt;</text:p>
      <text:p text:style-name="P53">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3"><text:soft-page-break/>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6">усесться поудобнее там, где стоишь, и слушать-слушать-слушать (танцевать?)</text:span>.</text:p>
      <text:p text:style-name="P53">…</text:p>
      <text:p text:style-name="P53">Музыкальный транс прервался цоканьем копыт по парковой дорожке. Две фигуры устало брели прочь от замка, тихо переговариваясь.</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9">д</text:span>ЕсЬ БЫл <text:span text:style-name="T70">д</text:span>ИскОр<text:span text:style-name="T68">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text:soft-page-break/>–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любезнейше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 Луна с некоторым смущением сообщила:</text:p>
      <text:p text:style-name="P53">–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4">***</text:p>
      <text:p text:style-name="P53"/>
      <text:p text:style-name="P53">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карамельными лошадками. Перепрыгивая через две ступеньки я поднялся на вершину башни.</text:p>
      <text:p text:style-name="P53">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ие недели на нём никто не спал. Ни складочки, ни вмятинки, ни волоска, ни пылинки.</text:p>
      <text:p text:style-name="P53">Я окинул взглядом комнату. Взор упал на гардероб у стенки. Вот где можно найти перо или волос!</text:p>
      <text:p text:style-name="P53">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3"><text:soft-page-break/>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1"></text:span><text:span text:style-name="T72"> сидел, прислонившись к стенке. Оранжевая лампочка по прежнему горела на налобни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3">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3">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над ней уровень спарк-заряда, решётка радио левее, педаль колёсного тормоза внизу, кнопка включения фонарей справа. Как там? Рычаг на себя?</text:p>
      <text:p text:style-name="P53"><text:soft-page-break/>Рычаг заклинило. Блядь!!!</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ручку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3">Замок.</text:p>
      <text:p text:style-name="P53">Блядь,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Блядь…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text:soft-page-break/>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span text:style-name="T73">Зафиксирована опасная ситуация. Сознание пациента </text:span><text:span text:style-name="T74">&lt;</text:span><text:span text:style-name="T73">Селестия</text:span><text:span text:style-name="T74">&gt;</text:span><text:span text:style-name="T73"> не регистрируется. Активируется протокол экстренной эвакуации пациента </text:span><text:span text:style-name="T74">&lt;</text:span><text:span text:style-name="T73">Селестия</text:span><text:span text:style-name="T74">&gt;</text:span><text:span text:style-name="T73"> к </text:span><text:span text:style-name="T74">&lt;</text:span><text:span text:style-name="T73">Луна</text:span><text:span text:style-name="T74">&gt;</text:span><text:span text:style-name="T73">.</text:span></text:p>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БЛЯ!!!</text:p>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3"/>
      <text:p text:style-name="P53">–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3">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3">– Мнэ-э-э. – в этот момент даже козлиное блеяние было для меня верхом геройства.</text:p>
      <text:p text:style-name="P53">Подымая тучи пыли, с грохотом обрушилась в провал башня Селестии. Луна с отвалившейся челюстью наблюдала за действом в окно.</text:p>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text:soft-page-break/></text:p>
      <text:h text:style-name="Heading_20_2" text:outline-level="2">2<text:span text:style-name="T1">3</text:span>. <text:span text:style-name="T1">Осколки</text:span></text:h>
      <text:p text:style-name="P80">Electric Light Orchestra – Sorrow about to fall</text:p>
      <text:p text:style-name="P53">Скалу ощутимо тряхнуло. Грибной суп выплеснулся из супницы на стол.</text:p>
      <text:p text:style-name="P53">– Четвёртый день уж волокут. Могли бы и научиться наконец-то. – проворчала Эпплджек с набитым ртом.</text:p>
      <text:p text:style-name="P53">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text:p>
      <text:p text:style-name="P53">– Эй-Джей, гляди, твоя ферма! – Дэш указала на ряды деревьев на окраине городка.</text:p>
      <text:p text:style-name="P53">– Агась, она! – кивнула фермерша. – А это значит, скоро приедем.</text:p>
      <text:p text:style-name="P53">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3">– Итак, на рассвете мы достигнем цели. Надеюсь, все помнят план действий. Мы высаживаемся группой у входа и…</text:p>
      <text:p text:style-name="P53">– Прячемся?</text:p>
      <text:p text:style-name="P53">– Дерёмся с пландерсидами?</text:p>
      <text:p text:style-name="P53">– Создаём магическое убежище?</text:p>
      <text:p text:style-name="P53">– Нет!</text:p>
      <text:p text:style-name="P53">Луна поднесла копыто ко рту и прокашлялась.</text:p>
      <text:p text:style-name="P53">–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text:soft-page-break/>–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человек?</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истощения плюс подъём Луны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oft-page-break/><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Придётся действовать по твоему плану. У нас нет времени.</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text:p>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0">***</text:p>
      <text:p text:style-name="P39"/>
      <text:p text:style-name="P48"><text:span text:style-name="T60">Заходящее солнце омывало израненную Эквестрию тёплым оранжевым светом.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0">—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3"/>
      <text:p text:style-name="P53">…</text:p>
      <text:p text:style-name="P53"/>
      <text:p text:style-name="P1"><text:span text:style-name="T39">–</text:span><text:span text:style-name="T29">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проект, на который нужно </text:span><text:span text:style-name="T63">трид</text:span><text:span text:style-name="T1">цать лет, если его сменят через </text:span><text:span text:style-name="T63">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Макс?</text:p>
      <text:p text:style-name="P53">– Да?</text:p>
      <text:p text:style-name="P53">–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3"><text:soft-page-break/>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прикоснулась ко мне копытом.</text:p>
      <text:p text:style-name="P53">–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3">– Супер-дупер-верно! Ещё никто не смел отобрать у Пинки друга и остаться при этом в своём уме!!!</text:p>
      <text:p text:style-name="P53">Розовая пони встала на задние ноги, передни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Макс.</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text:soft-page-break/>Луна опустила мне на колени небольшую карточку из серебра.</text:p>
      <text:p text:style-name="P53"/>
      <text:p text:style-name="P71"><text:span text:style-name="T11">~~~ </text:span>Человек Макс <text:span text:style-name="T11">~~~</text:span></text:p>
      <text:p text:style-name="P71">Паспорт гражданина Эквестрии</text:p>
      <text:p text:style-name="P70">Выдан человеку Максу</text:p>
      <text:p text:style-name="P70">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29">26.07.2143</text:p>
      <text:p text:style-name="P53"/>
      <text:p text:style-name="P54">***</text:p>
      <text:p text:style-name="P53"/>
      <text:p text:style-name="P53">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3">Дирижабль миновал полосу воды и поравнялся с замком. Как по команде, дождь из лиан прекратился.</text:p>
      <text:p text:style-name="P53">– Похоже, мы выиграли этот бой. – тихо сказала Луна. – Нам стоило использовать «Конкордию» и в первый раз.</text:p>
      <text:p text:style-name="P53">– Напомнить тебе о режиме секретности, который ты тогда установила, или сама вспомнишь? – язвительно отозвался Дискорд.</text:p>
      <text:p text:style-name="P53">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3">«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39"><text:soft-page-break/></text:p>
      <text:p text:style-name="P53">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53"/>
      <text:p text:style-name="P53">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3">– Бросайте якорь. – отвечает Луна.</text:p>
      <text:p text:style-name="P53">Адский скрежет раздаётся с края «Громовержца». В болото летит кусок скалы размером с пару железнодорожных вокзалов. <text:span text:style-name="T18">«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3"/>
      <text:p text:style-name="P53">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text:p>
      <text:p text:style-name="P53">«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3">Луна отдаёт короткую команду в интерком и наперерез падающим фигуркам с «Конкордии» пикирует звено Вондерболтов.</text:p>
      <text:p text:style-name="P53">– <text:span text:style-name="T27">ПОНИ! ВЫ ЗАЕБАЛИ!!! ДАДИТЕ ВЫ МНЕ СПАТЬ КОГДА-НИБУДЬ, ИЛЬ НЕТ?!! КЛЯНУСЬ СВОИМ ХВОСТОМ, Я НАУЧУ ВАС УВАЖАТЬ МОЙ СОН, ИЛЬ Я НЕ АГАМЕМНОН!</text:span></text:p>
      <text:p text:style-name="P53">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3">– Берегись!!!</text:p>
      <text:p text:style-name="P53">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3"/>
      <text:p text:style-name="P40">~~~~~</text:p>
      <text:p text:style-name="P40"/>
      <text:p text:style-name="P53"><text:soft-page-break/>…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3">Я принимаю вертикальное положение. Вокруг меня осыпавшиеся замшелые стены без крыши и… Дэш.</text:p>
      <text:p text:style-name="P53">–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 – Ты не в курсе, куда я приземлилась? Ты уже был тут.</text:p>
      <text:p text:style-name="P53">Я качаю головой.</text:p>
      <text:p text:style-name="P53">– Я видел только маленькую часть замка Сестёр. И то, на бегу. Но ты ведь можешь подняться над замком и разведать путь?</text:p>
      <text:p text:style-name="P53">Пегаска чешет копытом в затылке.</text:p>
      <text:p text:style-name="P53">– Могу, конечно. Но пока я спускалась, меня трижды чуть не сбили.</text:p>
      <text:p text:style-name="P53">Над развалинами выстреливает пландерсид, целясь в пролетающего Вондерболта.</text:p>
      <text:p text:style-name="P53">–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3">Я сажусь на обломок колонны.</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53">– Макс? – пегаска трясёт меня копытом. – Ты же у нас Проводник? Выбирай направление.</text:p>
      <text:p text:style-name="P53">Ну да, на работу флюгером я ещё гожусь, «Громовержец» от выбора направления нам на голову не свалится. Наверное.</text:p>
      <text:p text:style-name="P53">Я тыкаю на ближайший коридор.</text:p>
      <text:p text:style-name="P53">– Идём туда. Один хрен, они все одинаковые. Рано или поздно выйдем в знакомое место.</text:p>
      <text:p text:style-name="P53">– Верняк! – пегаска салютует. – Веди, Проводник!</text:p>
      <text:p text:style-name="P53"/>
      <text:p text:style-name="P53">…</text:p>
      <text:p text:style-name="P53"/>
      <text:p text:style-name="P53">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 Нет. И это показывает, насколько я уверена в победе.</text:p>
      <text:p text:style-name="P1"><text:span text:style-name="T33">К</text:span><text:span text:style-name="T1">ажется, из левого </text:span>коридор<text:span text:style-name="T1">а</text:span> <text:span text:style-name="T1">слышны знакомые голоса</text:span>.</text:p>
      <text:p text:style-name="P53"><text:soft-page-break/>– Идём налево.</text:p>
      <text:p text:style-name="P53">– Так точно, Проводник. – <text:s/>в голосе пегаски энтузиазма заметно убавилось.</text:p>
      <text:p text:style-name="P53">– Послушай, не называй меня проводником. Это уже не смешно!</text:p>
      <text:p text:style-name="P53">Пегаска смотрит на меня вишнёвыми глазами.</text:p>
      <text:p text:style-name="P53">– А я и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text:soft-page-break/>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Метёл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40">~~~~~</text:p>
      <text:p text:style-name="P18"/>
      <text:p text:style-name="P90"><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1"/>
      <text:p text:style-name="P92">Кажется, я уже это встречал раньше! Не помню только, где и когда.</text:p>
      <text:p text:style-name="P91"/>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text:soft-page-break/>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Там лишь тающая в темноте радуга.</text:p>
      <text:p text:style-name="P48"/>
      <text:h text:style-name="Heading_20_2" text:outline-level="2">2<text:span text:style-name="T1">4</text:span>. <text:span text:style-name="T1">Терра</text:span></text:h>
      <text:h text:style-name="P142" text:outline-level="3">Воскресение</text:h>
      <text:p text:style-name="P48">&lt;<text:span text:style-name="T75">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29">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8">–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text:soft-page-break/>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1">— феерия эмоций наполняла меня во время пребывания в ярком нескладном мире, что остался позади. </text:span><text:span text:style-name="T34">Я тогда как будто вынырнул из трясины и начал дышать, ощущая каждой своей клеточкой полную гамму чувств и оттенков жизни. Но у</text:span><text:span text:style-name="T31">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6">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6">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гибели Дэш ты не сможешь никого пустить в свою душу.</text:p>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Бля! Я так и знал!</text:p>
      <text:p text:style-name="P56">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text:soft-page-break/>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что-то осталось. – пробурчал он.</text:p>
      <text:p text:style-name="P56">– Ну так и зачем её тратить на ерунду? – возразил я.</text:p>
      <text:p text:style-name="P56">–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Я тяжко вздохнул.</text:p>
      <text:p text:style-name="P36">– Я там работал семь лет. До прошлой пятницы. – ответил я на вопрошающий взгляд. – Думал, вырвался из этого омута навсегда. Ошибался, как видишь.</text:p>
      <text:p text:style-name="P36"/>
      <text:p text:style-name="P36">…</text:p>
      <text:p text:style-name="P36"/>
      <text:p text:style-name="P48">Бип-бип-бип!</text:p>
      <text:p text:style-name="P53">– Анон? – голос в трубке не смог скрыть радостного изумления. –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lt;<text:span text:style-name="T75">Michael Jackson — Get out of my mind</text:span>&gt;</text:p>
      <text:p text:style-name="P1">Административная консоль приветственно мигнула зелёным шрифтом. Я поправил микрофон.</text:p>
      <text:p text:style-name="P1"><text:span text:style-name="T33">– </text:span>Привет, Нэш. Это Анон.</text:p>
      <text:p text:style-name="P1"><text:soft-page-break/><text:span text:style-name="T33">–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86">…</text:p>
      <text:p text:style-name="P86">…</text:p>
      <text:p text:style-name="P86">Конфликт с узлом 5</text:p>
      <text:p text:style-name="P86">…</text:p>
      <text:p text:style-name="P86">…</text:p>
      <text:p text:style-name="P86">Конфликт с узлом 12</text:p>
      <text:p text:style-name="P86">…</text:p>
      <text:p text:style-name="P86">Конфликт с узлом 15</text:p>
      <text:p text:style-name="P86">…</text:p>
      <text:p text:style-name="P86">Конфликт с узлом 17</text:p>
      <text:p text:style-name="P86">…</text:p>
      <text:p text:style-name="P86">...</text:p>
      <text:p text:style-name="P84">Решение.</text:p>
      <text:p text:style-name="P84">…</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63">кликнул по ним правой кнопкой </text:span><text:span text:style-name="T1">мыши</text:span><text:span text:style-name="T63"> и </text:span><text:span text:style-name="T1">выбрал</text:span><text:span text:style-name="T63">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text:soft-page-break/>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9">Сейчас уже нельзя ничего изменить и придётся ему довер</text:span><text:span text:style-name="T30">иться</text:span><text:span text:style-name="T29">.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0">—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text:soft-page-break/>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text:span><text:span text:style-name="T1">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4">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5</text:span>. <text:span text:style-name="T1">Терра</text:span></text:h>
      <text:h text:style-name="P142" text:outline-level="3">Вторник</text:h>
      <text:p text:style-name="P3">&lt;<text:span text:style-name="T58">Mike Oldfield — The Top Of The Morning</text:span>&gt;</text:p>
      <text:p text:style-name="P3"><text:soft-page-break/>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29">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6"><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6"><text:s/>– Ты его слишком… эмм, упрощаешь. – продолжала Флаттершай. – Вот, взгляни сюда.</text:p>
      <text:p text:style-name="P96">Флаттершай повернула ко мне экран. Мультяшный Дискорд с заплаканными глазами стоял на ледовом катке перед брошенными коньками.</text:p>
      <text:p text:style-name="P96"><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29">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08">– А ты в курсе, что твой Дискорд многократно сжигал Селестию живьём? – выпалил я.</text:p>
      <text:p text:style-name="P108">–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6"><text:span text:style-name="T11">– Это всего лишь твои домыслы. С тем же успехом я могу объяснить это тем, что он </text:span>— злой придурок!</text:p>
      <text:p text:style-name="P108">– Это не мои… домыслы… Он сам мне рассказал…</text:p>
      <text:p text:style-name="P108">Флаттершай встала со стула и попыталась уйти. Я задержал её.</text:p>
      <text:p text:style-name="P108">– Извини. Я не знал. Нам нельзя ссориться.</text:p>
      <text:p text:style-name="P96">Флаттершай слабо улыбнулась.</text:p>
      <text:p text:style-name="P108">– Я не сержусь… На Дискорда трудно не злиться… Он так себя ведёт, потому что его это… эмм, забавляет.</text:p>
      <text:p text:style-name="P3"/>
      <text:p text:style-name="Text_20_body">…</text:p>
      <text:p text:style-name="P120"><text:soft-page-break/></text:p>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1">– Что ты решил, Анон?</text:p>
      <text:p text:style-name="P91">Я пожал плечами.</text:p>
      <text:p text:style-name="P3">– М<text:span text:style-name="T29">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9">два </text:span>дня. Потом всё наладится.</text:p>
      <text:p text:style-name="P1">– Если только это действительно принцесса. – пробормотала Эпплджек. – И если…</text:p>
      <text:p text:style-name="P90">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oft-page-break/><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6">…</text:p>
      <text:p text:style-name="P86">Конфликт с узлом 2</text:p>
      <text:p text:style-name="P86">Конфликт с узлом 3</text:p>
      <text:p text:style-name="P86">…</text:p>
      <text:p text:style-name="P86">Конфликт с узлом 5</text:p>
      <text:p text:style-name="P86">…</text:p>
      <text:p text:style-name="P86">…</text:p>
      <text:p text:style-name="P86">Конфликт с узлом 8</text:p>
      <text:p text:style-name="P86">…</text:p>
      <text:p text:style-name="P86">…</text:p>
      <text:p text:style-name="P86">Конфликт с узлом 12</text:p>
      <text:p text:style-name="P86">Конфликт с узлом 13</text:p>
      <text:p text:style-name="P86">…</text:p>
      <text:p text:style-name="P86">Конфликт с узлом 16</text:p>
      <text:p text:style-name="P86">…</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29">“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text:soft-page-break/>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text:soft-page-break/>«Она НИЧЕГО не помнит!!!» – истерично пронеслось у меня в голове.</text:p>
      <text:p text:style-name="P53">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6</text:span>. Терра</text:h>
      <text:p text:style-name="Text_20_body">&lt;<text:span text:style-name="T75">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text:soft-page-break/>–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4"/>
      <text:p text:style-name="P65">***</text:p>
      <text:p text:style-name="P64"/>
      <text:p text:style-name="P1">…</text:p>
      <text:p text:style-name="P86">Конфликт с узлом 3</text:p>
      <text:p text:style-name="P86">…</text:p>
      <text:p text:style-name="P86">Конфликт с узлом 6</text:p>
      <text:p text:style-name="P86">Конфликт с узлом 7</text:p>
      <text:p text:style-name="P86">…</text:p>
      <text:p text:style-name="P86">Конфликт с узлом 9</text:p>
      <text:p text:style-name="P86">…</text:p>
      <text:p text:style-name="P86">…</text:p>
      <text:p text:style-name="P86">Конфликт с узлом 11</text:p>
      <text:p text:style-name="P86">Конфликт с узлом 12</text:p>
      <text:p text:style-name="P86"><text:soft-page-break/>Конфликт с узлом 13</text:p>
      <text:p text:style-name="P86">…</text:p>
      <text:p text:style-name="P86">…</text:p>
      <text:p text:style-name="P86">Конфликт с узлом 16</text:p>
      <text:p text:style-name="P86">Конфликт с узлом 17</text:p>
      <text:p text:style-name="P85">…</text:p>
      <text:p text:style-name="P85">…</text:p>
      <text:p text:style-name="P85">Рассогласование центра принятия решений. Требуется вмешательство оператора.</text:p>
      <text:p text:style-name="P85">Sending heartbeats to all nodes… Zookeeper failure. Cluster going down in 3 minutes…</text:p>
      <text:p text:style-name="P85">UI module malfunction. UI module stop…</text:p>
      <text:p text:style-name="P85">Nash AI malfunction. Nash AI module stop…</text:p>
      <text:p text:style-name="P85">Cluster going down in 2 minutes…</text:p>
      <text:p text:style-name="P85">Unloading dictionaries… HDFS malfunction</text:p>
      <text:p text:style-name="P85">Classloader malfunction. Classloader stop…</text:p>
      <text:p text:style-name="P85">Cluster going down in 1 minute…</text:p>
      <text:p text:style-name="P85">Kernel panic</text:p>
      <text:p text:style-name="P82"/>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7">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text:soft-page-break/>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5">…</text:p>
      <text:p text:style-name="P85">…</text:p>
      <text:p text:style-name="P85">Cluster restarting…</text:p>
      <text:p text:style-name="P85">Zookeeper service initiated. Sending heartbeats to all nodes…</text:p>
      <text:p text:style-name="P85">Classloader start…</text:p>
      <text:p text:style-name="P85">Loading dictionaries…</text:p>
      <text:p text:style-name="P85"><text:span text:style-name="T11">Nash </text:span>AI module start…</text:p>
      <text:p text:style-name="P85">Celest AI submodule found… Acquiring…</text:p>
      <text:p text:style-name="P85">UI module start…</text:p>
      <text:p text:style-name="P85">…</text:p>
      <text:p text:style-name="P83">Перегрузка кластера завершена успешно. Все узлы синхронизированы с мастер-сервером.</text:p>
      <text:p text:style-name="P82"/>
      <text:p text:style-name="P82">Я уставился в бегущие по экрану строки. <text:span text:style-name="T1">Текстовая консоль мигнула и скрылась под графической заставкой.</text:span></text:p>
      <text:p text:style-name="P5"><text:soft-page-break/>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9">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text:soft-page-break/></text:p>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38"/>
      <text:p text:style-name="P50">…</text:p>
      <text:p text:style-name="P50"/>
      <text:p text:style-name="P50">…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text:soft-page-break/>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пихнул Эпплджек себе за спину, выставил вперёд бейсбольную биту и сделал шаг вперёд…</text:p>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0">Второй раз мне пришлось отскакивать от осколков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0"><text:soft-page-break/>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есть сорок минут до закрытия портала.</text:p>
      <text:p text:style-name="P50">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9">—</text:span> что может держать закоренелого обеспеченного холостяка дома, кроме работы? <text:span text:style-name="T29">—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9">—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9">—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6">Прихожая встретила нас толстым слоем пыли. Мы тихонько прошли внутрь. Я задержался, запирая дверь. Девушки разбрелись по квартире.</text:p>
      <text:p text:style-name="P98"><text:span text:style-name="T11">– Анон…</text:span><text:span text:style-name="T1"> Тут окно разбито… И верёвка висит. – пискнула Флаттершай из кухни.</text:span></text:p>
      <text:p text:style-name="P95"><text:span text:style-name="T11">– </text:span><text:span text:style-name="T1">Оставь, Флатти, не сейчас! – отмахнулся я.</text:span></text:p>
      <text:p text:style-name="P96">Эпплджек стояла посреди комнаты и оглядывалась.</text:p>
      <text:p text:style-name="P108">– Не нравится мне тут. Чуйка нехорошая…</text:p>
      <text:p text:style-name="P95"><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3">звёзды на фоне сине-зелёной мглы</text:span><text:span text:style-name="T1">. Я одел наушники и подёргал мышкой, прогоняя скрин-сэйвер.</text:span></text:p>
      <text:p text:style-name="P108">– Привет, Сел.</text:p>
      <text:p text:style-name="P137">Аликорница всполошилась и спрятала <text:span text:style-name="T1">пирожное</text:span> за спину.</text:p>
      <text:p text:style-name="P108">– Ах, это ты, Анон. Какое счастье! Ты снова с нами!</text:p>
      <text:p text:style-name="P108">– Нет, Сел. Это ты с нами. <text:span text:style-name="T1">Я пришёл забрать тебя назад, в Эквестрию. Через четверть часа ты вернёшься домой.</text:span></text:p>
      <text:p text:style-name="P96"><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6"><text:soft-page-break/><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6"><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08"/>
      <text:h text:style-name="P139" text:outline-level="2">2<text:span text:style-name="T1">7</text:span>. Отбытие</text:h>
      <text:p text:style-name="P113">&lt;Mission Impossible theme ?&gt;</text:p>
      <text:p text:style-name="P96"><text:span text:style-name="T11">– </text:span>Оп-па! – пробормотала Эпплджек. – Нежданчик!</text:p>
      <text:p text:style-name="P96">Дискорд дурашливо кивнул Эпплджек.</text:p>
      <text:p text:style-name="P108">– И я рад тебя видеть, дорогая Эппл-как-тебя-там! А где моя любимая Флаттершай?</text:p>
      <text:p text:style-name="P108">Окинув взглядом комнату, Дискорд закапризничал:</text:p>
      <text:p text:style-name="P108">– Где же она? Вот вечно вы тормозите, когда надо торопиться!</text:p>
      <text:p text:style-name="P96"><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6"><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08">– С кем это вы тут разговариваете?</text:p>
      <text:p text:style-name="P108">В комнату вошла Флаттершай.</text:p>
      <text:p text:style-name="P96">Дискорд обернулся на голос и в этот момент я швырнул в него кружкой и бросился к нему через комнату с занесеным над головой стулом.</text:p>
      <text:p text:style-name="P96">Оглушённый драконикус попытался отъехать на кресле в сторону, но я припёр его стулом к стенке.</text:p>
      <text:p text:style-name="P122">– Эй-Джей, Флатти, хватайте комп и на выход! Я с ним разберусь! Не теряйте вре...!</text:p>
      <text:p text:style-name="P122">– ТЫ ИДИО...!!!</text:p>
      <text:p text:style-name="P122">Дискорд <text:s/>заорал одновременно со мной, прикрываясь от меня руками, когда раздался оглушительный</text:p>
      <text:p text:style-name="P122">… </text:p>
      <text:p text:style-name="P124">БАХ!!!</text:p>
      <text:p text:style-name="P125">…</text:p>
      <text:p text:style-name="P12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8">На лице драконикуса появилось удивлённо-мечтательное выражение и он вырубился.</text:p>
      <text:p text:style-name="P108"/>
      <text:p text:style-name="P108">…</text:p>
      <text:p text:style-name="P108"/>
      <text:p text:style-name="P108">– <text:span text:style-name="T1">А… Анон… Зачем ты напал на Дискорда? </text:span>– <text:span text:style-name="T1">прошептала Флаттершай в шоке.</text:span></text:p>
      <text:p text:style-name="P108"><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6">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6"><text:soft-page-break/>– Чего-о-о??? – ахнула Эпплджек. – Анон, я, канешн, на дух не выношу этого прохвоста, но тут ты малость вожжи попутал. Дискорд — не убийца.</text:p>
      <text:p text:style-name="P96">Дискорд благодарно замычал и так энергично закивал головой, что чуть не проглотил кляп.</text:p>
      <text:p text:style-name="P96">–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6">– А кто, по-твоему, подстроил все эти «несчастные» случаи? Вспомни, как меня чуть не утопил снеговик. Кому ещё это под силу?</text:p>
      <text:p text:style-name="P96">Дискорд возвёл глаза к потолку и завыл. Эпплджек задумалась.</text:p>
      <text:p text:style-name="P96">–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6">– А зачем тогда ты приложила его книгой? А потом помогла мне его связать? – перебил я фермершу с удивлением.</text:p>
      <text:p text:style-name="P96">Драконикус с натугой наклонил голову к лапе и покрутил пальцем у виска.</text:p>
      <text:p text:style-name="P96">– Потому что ты напал на него. – пожала плечами Эпплджек. – Я и подумала — тебе виднее. И подсобила маленько.</text:p>
      <text:p text:style-name="P96">Звук сирены заставил меня броситься к окну. Три полицейские тойоты сверкали мигалками вокруг «Навары», подобно ёлочной гирлянде.</text:p>
      <text:p text:style-name="P96"/>
      <text:p text:style-name="P96">Проклятье!!!</text:p>
      <text:p text:style-name="P96"/>
      <text:p text:style-name="P96">Я схватил ноутбук, сгрёб девушек в охапку и вытолкал их в коридор. В дверях я обернулся к Дискорду.</text:p>
      <text:p text:style-name="P116"><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6">Я повернулся к выходу. Флаттершай проскочила у меня под локтём и кинулась к драконикусу.</text:p>
      <text:p text:style-name="P116"><text:span text:style-name="T11">– Нет! Дискорд </text:span>— не убийца!</text:p>
      <text:p text:style-name="P116">С необычной для неё силой, Флаттершай вытащила кляп изо рта драконикуса.</text:p>
      <text:p text:style-name="P116"><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6">Или драконикус — гениальный актёр, или… ?</text:p>
      <text:p text:style-name="P116">Я вернулся к драконикусу и уселся на стул напротив него.</text:p>
      <text:p text:style-name="P116"><text:span text:style-name="T11">– </text:span>Говори.</text:p>
      <text:p text:style-name="P116">Дискорд немного успокоился.</text:p>
      <text:p text:style-name="P116"><text:s/><text:span text:style-name="T11">– </text:span>Вообще-то, от тебя следовало бы избавиться, Проводник. Не знаю, что ты там разведал в <text:span text:style-name="T75">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6"><text:span text:style-name="T11">– </text:span>А кто тогда наслал на нас этих уродов с рисованными рожами? Кто пытался убить меня раз за разом?</text:p>
      <text:p text:style-name="P116"><text:soft-page-break/>У драконикуса глаза полезли на лоб.</text:p>
      <text:p text:style-name="P116"><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6">Я задумался. Драконикус, похоже, говорил искренне. Но кто тогда всё это время играл с нами, <text:span text:style-name="T24">словно кот с мышью</text:span>?</text:p>
      <text:p text:style-name="P116"><text:span text:style-name="T11">– </text:span>Анон! <text:span text:style-name="T11">– </text:span>крикнула Эпплджек из прихожей. <text:span text:style-name="T11">– </text:span>Я слышу шум за дверью!</text:p>
      <text:p text:style-name="P116">Практически одновременно раздался звонок.</text:p>
      <text:p text:style-name="P118">– ОТКРОЙТЕ, ПОЛИЦИЯ! Вам даётся полминуты, чтобы открыть дверь! Через тридцать секунд дверь будет выбита!</text:p>
      <text:p text:style-name="P118"/>
      <text:p text:style-name="P118">Эпплджек ошалело выскочила из прихожей. Несколько мгновений я молча смотрел на неё. В голове свистел ветер и играла дудочка.</text:p>
      <text:p text:style-name="P118">– На крышу, живо!!! Через окно на кухне! – зашипел Дискорд.</text:p>
      <text:p text:style-name="P118">– Что? – ступил я.</text:p>
      <text:p text:style-name="P116"><text:span text:style-name="T29">–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9">– драконикус отчаянно дёргал узлы, пытаясь освободиться.</text:span></text:p>
      <text:p text:style-name="P118">Эпплджек, с ноутбуком в одной руке и Флаттершай — во второй, кинулась на кухню.</text:p>
      <text:p text:style-name="P116">Дверь содрогнулась от мощного удара. Послышался стук падающей штукатурки. Я сломя голову бросился за девушками.</text:p>
      <text:p text:style-name="P116">– Развяжи меня, кретин!!! – гаркнул вдогонку Дискорд.</text:p>
      <text:p text:style-name="P116">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6">– Давай на крышу! Я догоню! – рявкнул он, освобождая вторую руку.</text:p>
      <text:p text:style-name="P116">От второго удара дверная коробка крякнула и наполовину въехала в коридор.</text:p>
      <text:p text:style-name="P116">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6">Верёвка в кухонном окне дёргалась под весом карабкающихся девушек. Я словил её и стал на подоконник.</text:p>
      <text:p text:style-name="P116">Блё-о-о!</text:p>
      <text:p text:style-name="P116">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6">Я задрал голову.</text:p>
      <text:p text:style-name="P116">О! Так уже легче! Надо мной всего лишь два этажа. Десять метров верёвки. Если не смотреть вниз, то…</text:p>
      <text:p text:style-name="P116">Я вытер ладони о штаны, ухватил канат и сделал шаг вперёд… </text:p>
      <text:p text:style-name="P116">…</text:p>
      <text:p text:style-name="P116">Святые яйца, я действительно ЭТО сделал!</text:p>
      <text:p text:style-name="P116">…</text:p>
      <text:p text:style-name="P116"><text:soft-page-break/>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6">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6">Я успел сократить расстояние до Эпплджек наполовину, когда девушки нашли решение.</text:p>
      <text:p text:style-name="P11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6">Селестия милосердная!!!</text:p>
      <text:p text:style-name="P116">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6">Я выдохнул.</text:p>
      <text:p text:style-name="P116">Флаттершай появилась над бортиком и свесила вниз руку. Эпплджек вытянулась и протянула ей ноутбук одной рукой.</text:p>
      <text:p text:style-name="P116">НЕТ! У них не получилось!</text:p>
      <text:p text:style-name="P116">У меня враз вспотели ладони. Держаться на верёвке стало чертовски трудно.</text:p>
      <text:p text:style-name="P116">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6">Этот самоубийственный поступок фермерши я могу объяснить только полным отсутствием у неё опыта лазания по канатам.</text:p>
      <text:p text:style-name="P116">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6">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6">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6">Бляблябляблябля!!!</text:p>
      <text:p text:style-name="P116">БУДЕМ ЖИВЫ — СТАНУ АЛЬПИНИСТОМ!!!</text:p>
      <text:p text:style-name="P116">БЛЯ!!!…</text:p>
      <text:p text:style-name="P116">Верёвка закончилась. Наконец-то у меня появилось время для паники. Я судорожно обнял Эпплджек, закрыл глаза и приготовился…</text:p>
      <text:p text:style-name="P116"><text:soft-page-break/></text:p>
      <text:p text:style-name="P116">…</text:p>
      <text:p text:style-name="P116"/>
      <text:p text:style-name="P116">Захват поперёк груди и сильный рывок выдавили из меня остатки дыхания.</text:p>
      <text:p text:style-name="P116">– ОТПУСТИ КОБЫЛУ!!! – загрохотало мне в ухо.</text:p>
      <text:p text:style-name="P116">Я открыл глаза.</text:p>
      <text:p text:style-name="P116">Перед носом плавными рывками уходили вниз окна этажей. Порывы вихрей от взмахов <text:span text:style-name="T29">разномастных</text:span> крыльев трепали волосы и выдавливали слёзы из глаз. Тупая боль гнездилась в сожжёных верёвкой суставах.</text:p>
      <text:p text:style-name="P116">Я чуть поднял глаза и уставился в кривую морду драконикуса.</text:p>
      <text:p text:style-name="P116">– Отпусти Эпплджек. Я её держу. – повторил Дискорд. – Мне сбалансироваться надо. Вы не такие уж и лёгкие.</text:p>
      <text:p text:style-name="P116">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6">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6"/>
      <text:p text:style-name="P116">…</text:p>
      <text:p text:style-name="P116"/>
      <text:p text:style-name="P116">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6">– эмм… Флатти, дорогая, нам пора. Я слышу шаги на лестнице. Не говоря уже о том, что до закрытия коридора осталось семь минут…</text:p>
      <text:p text:style-name="P116"/>
      <text:p text:style-name="P116">На длинной шее драконикуса разместились Эпплджек и Флаттершай. Я, для сохранения баланса, разместился позади крыльев.</text:p>
      <text:p text:style-name="P116">Дискорд расправил крылья и начал короткую пробежку к краю.</text:p>
      <text:p text:style-name="P116"><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6">…ограда края крыши промелькнула под нами…</text:p>
      <text:p text:style-name="P116"><text:span text:style-name="T11">– …</text:span>собственно, на дольше у меня не хватит магии…</text:p>
      <text:p text:style-name="P116"/>
      <text:p text:style-name="P116">Мы летели навстречу закату.</text:p>
      <text:p text:style-name="P116"/>
      <text:p text:style-name="P116">…</text:p>
      <text:p text:style-name="P116"/>
      <text:p text:style-name="P116">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6"><text:span text:style-name="T11">– </text:span>Ю-ху-у-у!!!</text:p>
      <text:p text:style-name="P116"><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6">Перед нами увеличивалась громада моей высотки.</text:p>
      <text:p text:style-name="P116">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6">– Пристегните ремни! – проревел Дискорд, резко ускоряясь. – Будет весело!!!</text:p>
      <text:p text:style-name="P116">Эпплджек покрепче прижала к себе ноутбук. Флаттершай закрыла глаза и отвернулась.</text:p>
      <text:p text:style-name="P116">– ВНИМАНИЕ!!! – заорал Дискорд, сложил крылья и влетел в коридор.</text:p>
      <text:p text:style-name="P116"/>
      <text:p text:style-name="P117">***</text:p>
      <text:p text:style-name="P117"/>
      <text:p text:style-name="P116">Бля!!!</text:p>
      <text:h text:style-name="Heading_20_2" text:outline-level="2"/>
      <text:h text:style-name="Heading_20_2" text:outline-level="2">2<text:span text:style-name="T1">8</text:span>. Разговор за столиком в <text:span text:style-name="T1">ночи</text:span></text:h>
      <text:p text:style-name="First_20_line_20_indent"><text:span text:style-name="T11">&lt;</text:span><text:span text:style-name="T53">Queen – Flash</text:span><text:span text:style-name="T11">&gt;</text:span></text:p>
      <text:p text:style-name="P127">Мы почти успели.</text:p>
      <text:p text:style-name="P123">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3">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3">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3">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3">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3">«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3">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3">ХА-ХА-ХА!</text:p>
      <text:p text:style-name="P123">Прямо как сейчас. Как говорится, найди десять отличий.</text:p>
      <text:p text:style-name="P123">Вот только… Только Дэш была бы жива…</text:p>
      <text:p text:style-name="P126">Я тяжело вздохнул.</text:p>
      <text:p text:style-name="P126"><text:soft-page-break/></text:p>
      <text:p text:style-name="P126">…</text:p>
      <text:p text:style-name="P126"/>
      <text:p text:style-name="P126">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6">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3">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Анакорн. Демиург. Я тут живу.</text:p>
      <text:p text:style-name="P36">– А сидишь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9">.</text:span></text:p>
      <text:p text:style-name="P36"/>
      <text:p text:style-name="P58">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text:soft-page-break/>– Продолжай! – с интересом воскликнул Анакорн. – Как бессмертная оказалась в твоём мире, человек?</text:p>
      <text:p text:style-name="P38"/>
      <text:p text:style-name="P45">Ага, так я тебе и сказал! Я не такой идиот, чтоб уничтожить свою единственную надежду вернуться в Эквестрию!</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я! Вот так всегда!</text:p>
      <text:p text:style-name="P38">Я вздохнул.</text:p>
      <text:p text:style-name="P38"/>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6">Я ПОНЯЛ, КТО ТЫ!!! КАК </text:span><text:span text:style-name="T77">ЖЕ </text:span><text:span text:style-name="T76">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oft-page-break/><text:span text:style-name="T4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1">–</text:span><text:span text:style-name="T45"> Анакорн подавил короткий смешок. </text:span><text:span text:style-name="T41">–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3">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9">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1">–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96">Я запротестовал.</text:p>
      <text:p text:style-name="P99">– В Эквестрии не двигают солнце! Аликорны лишь корректируют орбиту Эквуса и Луны вокруг него, хотя все уверены в обратном.</text:p>
      <text:p text:style-name="P99">Анакорн улыбнулся во всю морду.</text:p>
      <text:p text:style-name="P99">– Значит, ты уже помогаешь мне, Проводник, даже сам того не осознавая! Я рад!</text:p>
      <text:p text:style-name="P96">Анакорн отпил из стакана и продолжил.</text:p>
      <text:p text:style-name="P99"/>
      <text:p text:style-name="P99">–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6">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text:soft-page-break/>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6"/>
      <text:p text:style-name="P99">– Ты так говоришь, будто у Эквуса есть свой собственный разум. – заметил я.</text:p>
      <text:p text:style-name="P99">Анакорн усмехнулся.</text:p>
      <text:p text:style-name="P99">–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99"/>
      <text:p text:style-name="P96">Анакорн постучал по столику карандашом. Карта Эквестрии поднялась над столом и свернулась в шар Эквуса. Голограмма<text:span text:style-name="T45"> планеты дрожала и покрывалась рябью, как некачественная картинка в аналоговом телевизоре.</text:span></text:p>
      <text:p text:style-name="P99"/>
      <text:p text:style-name="P96">–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6"/>
      <text:p text:style-name="P96">Анакорн мрачно уставился на мерцающую голограмму Эквуса<text:span text:style-name="T29">. Ко мне наконец-то пришло понимание ситуации.</text:span></text:p>
      <text:p text:style-name="P103">– А почему ты сам не можешь поддерживать Эквус? Ты же его демиург? Ну так и питай его своей созидающей силой, пока он не окрепнет!</text:p>
      <text:p text:style-name="P96">Анакорн смутился.</text:p>
      <text:p text:style-name="P96"><text:span text:style-name="T45">– К сожалению, не </text:span><text:span text:style-name="T48">получится</text:span><text:span text:style-name="T45">.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5"><text:note text:id="ftn14" text:note-class="footnote"><text:note-citation>14</text:note-citation><text:note-body><text:p text:style-name="P136">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36">– Сам ты раздолбай! – произнёс, наконец, Свирл.</text:p></text:note-body></text:note></text:span><text:span text:style-name="T45"> </text:span>И создали вы его достаточно топорно — видишь, он трещит по швам.</text:p>
      <text:p text:style-name="P96">– Хмм. То есть, это брони создали Эквус?</text:p>
      <text:p text:style-name="P96">– Да. Грубо говоря, вы его придумали. Влили в него столько фантазии, что он реализовался. Вообще, <text:span text:style-name="T47">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6">Я не могу полноценно общаться с метаинтеллектом реальности, <text:span text:style-name="T45">— для этого у меня не хватает опыта — но мне удалось уловить мысль Эквуса о том, что мне на помощь рано или поздно должен прийти </text:span><text:soft-page-break/><text:span text:style-name="T45">Проводник — тот, кто сможет исправить основные дефекты Эквуса и вывести его из клинической смерти.</text:span></text:p>
      <text:p text:style-name="P96"><text:span text:style-name="T45">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99"/>
      <text:p text:style-name="P96">Я вспомнил события последнего времени<text:span text:style-name="T11">.</text:span></text:p>
      <text:p text:style-name="P96">–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6">Анакорн с такой силой сжал магическим захватом карандаш, что тот хрустнул.</text:p>
      <text:p text:style-name="P96">–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6">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99">–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99">Я развёл руками.</text:p>
      <text:p text:style-name="P99">–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99">Анакорн улыбнулся и вскочил с пуфика.</text:p>
      <text:p text:style-name="P96"><text:span text:style-name="T45">–</text:span><text:span text:style-name="T29">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3">–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3">Анакорн поправил невесть откуда взявшиеся на переносице очки и ответил.</text:p>
      <text:p text:style-name="P96"><text:span text:style-name="T29">– Ты уже устранил крупнейший дефект Эквестрии </text:span><text:span text:style-name="T45">— манипуляции светилом. Аналогично решаются и остальные проблемы</text:span><text:span text:style-name="T29">.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5">— вещь живучая</text:span><text:span text:style-name="T29">.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3">Я задумался. На самом деле, интересная логическая задача…</text:p>
      <text:p text:style-name="P99">–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6"><text:span text:style-name="T45">–</text:span><text:span text:style-name="T29"> А кьютимарки? Как, разрази меня квазар, объяснить кьютимарки? </text:span><text:span text:style-name="T45">– азартно воскликнул Анакорн.</text:span></text:p>
      <text:p text:style-name="P103">– А кьютимарки ты сам даришь пони, когда распознаёшь их жизненное предназначение!!! – так же азартно заорал я.</text:p>
      <text:p text:style-name="P103"><text:soft-page-break/>– ЧТООО?!! Может, ты думаешь, мне больше заняться нечем, как лепить пони тату на фланки? Так я тебя разочарую! У меня и без того три миллиона дел!</text:p>
      <text:p text:style-name="P103">Я пожал плечами.</text:p>
      <text:p text:style-name="P103">– А по-другому я не могу объяснить их появление. К сожалению.</text:p>
      <text:p text:style-name="P103">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3">– Хорошо. Уговорил. Кьютимарки беру на себя. Так и знал, что мне самое трудное достанется!</text:p>
      <text:p text:style-name="P103">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3">Анакорн проследил мой взгляд.</text:p>
      <text:p text:style-name="P103">– Нечего так на меня смотреть! Если я стану применять магию вместо ловкости, теряется весь смысл упражнения… О, глянь-ка на Эквус!</text:p>
      <text:p text:style-name="P103">И впрямь, было на что посмотреть. Уровень помех на голограмме значительно снизился и сама она стала светиться ровным голубоватым светом.</text:p>
      <text:p text:style-name="P103">–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3">Я опять задумался. В голове было пусто.</text:p>
      <text:p text:style-name="P103">– Почему бы не оставить самую главную? Ту, что описана в мультике?</text:p>
      <text:p text:style-name="P103">– И<text:span text:style-name="T49">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49"> точнее, дерево схожих миров Эквуса </text:span><text:span text:style-name="T56">—</text:span><text:span text:style-name="T49"> создали брони. Разумеется, стержнем им послужил именно сериал, но каждый фанфик </text:span><text:span text:style-name="T56">—</text:span><text:span text:style-name="T49">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4"/>
      <text:p text:style-name="P103">Я подумал. Потом ещё раз подумал. Что скажет любой программист, предложи ему соединить несколько несовместимых объектов?</text:p>
      <text:p text:style-name="P104"/>
      <text:p text:style-name="P104">–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4"/>
      <text:p text:style-name="P103">Анакорн аж подпрыгнул на месте от восторга и стал мне аплодировать.</text:p>
      <text:p text:style-name="P103"/>
      <text:p text:style-name="P121">Как их совместить?</text:p>
      <text:p text:style-name="P111">твоя Эквестрия и моя, были рождены из Предначального Хаоса, оставшегося от царствования Дискорда. Оба непостоянны, изменчивы. </text:p>
      <text:p text:style-name="P103"/>
      <text:p text:style-name="P112">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text:soft-page-break/>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3"/>
      <text:p text:style-name="P103"/>
      <text:p text:style-name="P132"/>
      <text:p text:style-name="P103"><text:span text:style-name="T49">– Наконец-то я вижу свет в конце тоннеля! Как это не пришло мне в голову! Ты всё отлично увязал! Всё сходится! Более того </text:span><text:span text:style-name="T56">—</text:span><text:span text:style-name="T49"> Анакорн заговорщически подмигнул мне </text:span><text:span text:style-name="T56">—</text:span><text:span text:style-name="T49">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й эквестрийской реальности</text:span><text:span text:style-name="T49">!</text:span></text:p>
      <text:p text:style-name="P104">Я подозрительно посмотрел на Анакорна.</text:p>
      <text:p text:style-name="P103"><text:span text:style-name="T17">– </text:span><text:span text:style-name="T49">Какой ещё, нафиг, «мой фанфик»? Я никакого фанфика не писал. И не собираюсь.</text:span></text:p>
      <text:p text:style-name="P104">Анакорн ехидно ухмыльнулся и сделал мне «глазки».</text:p>
      <text:p text:style-name="P103"><text:span text:style-name="T17">– </text:span><text:span text:style-name="T49">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4">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4"/>
      <text:p text:style-name="P104">Я растерялся.</text:p>
      <text:p text:style-name="P103"><text:span text:style-name="T11">– </text:span>Эээ… Тут я тебе точно не помощник. Никогда не писал ничего сложнее технической документации к программам.</text:p>
      <text:p text:style-name="P103"><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3">…</text:p>
      <text:p text:style-name="P103">Факн щит<text:note text:id="ftn15" text:note-class="footnote"><text:note-citation>15</text:note-citation><text:note-body><text:p text:style-name="P133">Fucking shit — <text:span text:style-name="T1">ёбаное дерьмо</text:span></text:p></text:note-body></text:note>!..</text:p>
      <text:p text:style-name="P103">…</text:p>
      <text:p text:style-name="P103">Ну а что мне остаётся? Я фейспамнул.</text:p>
      <text:p text:style-name="P103"/>
      <text:p text:style-name="P103"><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3">Анакорн насупился и спрятал карандаш в гриву.</text:p>
      <text:p text:style-name="P103"><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3"/>
      <text:p text:style-name="P103">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text:soft-page-break/>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3">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2"/>
      <text:p text:style-name="P102">– Пора закругляться. Ты начинаешь сгорать. Надо утрясти последние детали, пока ещё есть пару минут.</text:p>
      <text:p text:style-name="P96">– Валяй. Я тебя внимательно слушаю.</text:p>
      <text:p text:style-name="P9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6">– А я разве сплю?</text:p>
      <text:p text:style-name="P96">– Сейчас — нет. Но как только мы закроем сделку — проснёшься. Потому что нет иного способа вернуть тебя в реальный мир.</text:p>
      <text:p text:style-name="P96">– Эээ, постой! А как я в Эквестрию и к себе обратно проходил?</text:p>
      <text:p text:style-name="P96">–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6">Так вот, возвращать тебя обратно в твой мир я не буду.</text:p>
      <text:p text:style-name="P96"/>
      <text:p text:style-name="P96">Я непонимающе хлопал глазами.</text:p>
      <text:p text:style-name="P96"/>
      <text:p text:style-name="P96">–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6">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6">–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6">–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6">Теперь — об оплате.</text:p>
      <text:p text:style-name="P96"/>
      <text:p text:style-name="P96">Анакорн наклонился ко мне через стол и подмигнул.</text:p>
      <text:p text:style-name="P96"/>
      <text:p text:style-name="P96">– Проси, чего хочешь!</text:p>
      <text:p text:style-name="P96"/>
      <text:p text:style-name="P96">Пока я думал, демиург мурлыкал себе под нос в эйфории: «Да! В такие моменты ощущаешь себя богом! Я крут! Ха-ха!»</text:p>
      <text:p text:style-name="P96"><text:soft-page-break/></text:p>
      <text:p text:style-name="P96">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6">Ради этого написать фанфик — очень малая цена. Совсем ничтожная.</text:p>
      <text:p text:style-name="P103"/>
      <text:p text:style-name="P103">– Верни Дэш!!!</text:p>
      <text:p text:style-name="P103"/>
      <text:p text:style-name="P103">Копыта Анакорна разъехались и он впечатался мордой в стол.</text:p>
      <text:p text:style-name="P103">– Э-э-э… м-м-м… ну-у-у… Перо мне в зад!.. Нельзя сказать, что это совсем невыполнимо… Но, прямо скажу, задачка не для студента!</text:p>
      <text:p text:style-name="P103">– А ты студент?</text:p>
      <text:p text:style-name="P103">–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3">– Другое просить не будешь? – сухо переспросил Анакорн. – Учти, время уходит. То, что я вижу, мне не нравится.</text:p>
      <text:p text:style-name="P103">– Нет! – отрезал я.</text:p>
      <text:p text:style-name="P103">–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3">– Что? Ты о чём?</text:p>
      <text:p text:style-name="P103">–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3">Есть только маленькая проблемка…</text:p>
      <text:p text:style-name="P103">Анакорн скривился и отвёл глаза.</text:p>
      <text:p text:style-name="P103">– Какая?</text:p>
      <text:p text:style-name="P103">–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7">— </text:span>тебя никогда и не будет! Мне очень жаль. Тебе ещё не поздно выбрать что-нибудь другое.</text:p>
      <text:p text:style-name="P103">Я вздохнул. Слишком много философии на мою голову!</text:p>
      <text:p text:style-name="P103">– Делай, как я сказал! А я сделаю своё.</text:p>
      <text:p text:style-name="P103"/>
      <text:p text:style-name="P96">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6">– Ты ещё увидишь пару-тройку снов на прощание. Это мой подарок тебе. Удачи!</text:p>
      <text:p text:style-name="P96"/>
      <text:p text:style-name="P97">***</text:p>
      <text:p text:style-name="P104">&lt;<text:span text:style-name="T75">Roger Waters — What God Wants</text:span>&gt;</text:p>
      <text:p text:style-name="P104"><text:soft-page-break/>– Здравствуй, Анон. – Селестия стояла передо мной без привычных взгляду властных регалий. – Я хочу поблагодарить тебя за всё.</text:p>
      <text:p text:style-name="P104">– Привет, Сел. Я рад, что с тобой всё в порядке.</text:p>
      <text:p text:style-name="P104">Аликорница нерешительно стояла передо мной в сияющем ореоле гривы. Потом она сделала шаг навстречу.</text:p>
      <text:p text:style-name="P104">–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4">Я устало рассмеялся.</text:p>
      <text:p text:style-name="P104">– Сел, я завязал с конеёбством. Извини.</text:p>
      <text:p text:style-name="P104">– В другое время, в другом месте, Анон! В другое время, в другом месте!</text:p>
      <text:p text:style-name="P104"/>
      <text:p text:style-name="P105">***</text:p>
      <text:p text:style-name="P107"/>
      <text:p text:style-name="P38"><text:span text:style-name="T2">–</text:span><text:span text:style-name="T1"> Прости, что хотела убить тебя. Я ослабела и Найтмэр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0">– Ты таки выучила современный стиль? Не парься, принцесса, я давно забыл тот эпизод.</text:p>
      <text:p text:style-name="P100">–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6"/>
      <text:p text:style-name="P109">***</text:p>
      <text:p text:style-name="P108"/>
      <text:p text:style-name="P100">– Думал от меня в другой реальности спрятаться?!</text:p>
      <text:p text:style-name="P100">Передо мной возникла хмурая морда Дискорда.</text:p>
      <text:p text:style-name="P100">–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0">Так что, Проводничёк, мы ещё встретимся! В другое время и в другом месте! Жди! В другое время, в другом месте!!!</text:p>
      <text:p text:style-name="P106"/>
      <text:p text:style-name="P101">***</text:p>
      <text:p text:style-name="P96"/>
      <text:p text:style-name="P100">– Анон?</text:p>
      <text:p text:style-name="P100">– Дэш?!!</text:p>
      <text:p text:style-name="P100">– Эмм… Ты мне снишься?</text:p>
      <text:p text:style-name="P100">– Нет, Дэш, это ты мне снишься.</text:p>
      <text:p text:style-name="P100">–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0">–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0"><text:soft-page-break/>Пегаска почесала в затылке со смущением.</text:p>
      <text:p text:style-name="P100">– Да? Правда? Ну, офигеть! Что-то я такого не помню совсем. А ты как?</text:p>
      <text:p text:style-name="P95"><text:span text:style-name="T33">– Я в порядке. Вот, возвращаюсь </text:span>в свой мир. Ну, не совсем <text:span text:style-name="T1">в свой</text:span>. Почти.</text:p>
      <text:p text:style-name="P95"><text:span text:style-name="T1">–</text:span> Навсегда?</text:p>
      <text:p text:style-name="P95"><text:span text:style-name="T1">–</text:span> Скорее всего, да.</text:p>
      <text:p text:style-name="P95"><text:span text:style-name="T1">–</text:span> Это плохо. <text:span text:style-name="T1">Я хотела тебе сказать</text:span>…</text:p>
      <text:p text:style-name="P95"><text:span text:style-name="T1">–</text:span> Не надо, Дэш. Не стоит. Мне очень жаль.</text:p>
      <text:p text:style-name="P95"><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9">Хочу, чтобы ты </text:span><text:span text:style-name="T30">делал мне почесушки</text:span><text:span text:style-name="T29"> и хлопал по крупу</text:span>!</text:p>
      <text:p text:style-name="P95"><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5"><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5"><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5"><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5"><text:span text:style-name="T1">–</text:span> И тебя, и Твайлайт, и <text:span text:style-name="T1">Пинки</text:span>, и Селестию, и всех-всех-всех… Таковы правила.</text:p>
      <text:p text:style-name="P95"><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5">Я опустил руку на шею Дэш и ощутил теплоту и лёгкое покалывание в пустоте.</text:p>
      <text:p text:style-name="P95"><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5"><text:span text:style-name="T1">–</text:span> И лучше рано, чем поздно! Я не люблю ждать!</text:p>
      <text:p text:style-name="P95"><text:span text:style-name="T1">–</text:span> Да, Дэш. <text:span text:style-name="T1">–</text:span> её образ начал таять. <text:span text:style-name="T1">–</text:span> Да, я помню.</text:p>
      <text:p text:style-name="P95">Я всё ещё помню…</text:p>
      <text:p text:style-name="P53"/>
      <text:h text:style-name="Heading_20_2" text:outline-level="2">Эпилог. Земля</text:h>
      <text:p text:style-name="P110">&lt;<text:span text:style-name="T52">Daft Punk – Get Lucky</text:span>&gt;</text:p>
      <text:p text:style-name="P115">Звон будильника чуть не проломил башку. Я открыл глаза. </text:p>
      <text:p text:style-name="P115"><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5"><text:span text:style-name="T1">Я нашарил ногами тапки и пошёл в ванную. Проходя мимо стола, зацепился взглядом за</text:span> эскиз <text:span text:style-name="T1">рисунка</text:span>.&lt;<text:span text:style-name="T75">эскиз первого рисунка – Сел ложит рог Анону на плечо</text:span>&gt;</text:p>
      <text:p text:style-name="P11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4"><text:soft-page-break/>Хоть абзац напишу! Уже хоть какой-то крохотный шажок, с которого можно будет начать. Как там у Лао-Цзы? Дорога в тысячу ли начинается-бла-бла-бля!</text:p>
      <text:p text:style-name="P114">Попытка притронуться щёткой к зубу вызвала ноющую боль. </text:p>
      <text:p text:style-name="P114">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4">Доставая из стола ключи от машины, опять наткнулся взглядом на эскиз.</text:p>
      <text:p text:style-name="P114">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4">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7-02T01:08:30.13</dc:date>
    <meta:editing-duration>P137DT23H24M15S</meta:editing-duration>
    <meta:editing-cycles>8407</meta:editing-cycles>
    <meta:generator>OpenOffice/4.1.1$Win32 OpenOffice.org_project/411m6$Build-9775</meta:generator>
    <dc:creator>макс </dc:creator>
    <meta:document-statistic meta:table-count="0" meta:image-count="0" meta:object-count="0" meta:page-count="211" meta:paragraph-count="4454" meta:word-count="97713" meta:character-count="619965"/>
  </office:meta>
</office:document-meta>
</file>